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000000" loext:decorative="false"/>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loext:decorative="false"/>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5" style:family="graphic" style:parent-style-name="standard">
      <style:graphic-properties draw:stroke="solid" svg:stroke-width="0.035cm" svg:stroke-color="#1f77b4" draw:stroke-linejoin="round" svg:stroke-linecap="square" draw:fill="none" fo:padding-top="0.017cm" fo:padding-bottom="0.017cm" fo:padding-left="0.017cm" fo:padding-right="0.017cm" loext:decorative="false"/>
    </style:style>
    <style:style style:name="gr6" style:family="graphic" style:parent-style-name="standard">
      <style:graphic-properties draw:stroke="solid" svg:stroke-width="0.176cm" svg:stroke-color="#2ca02c" draw:stroke-linejoin="round" svg:stroke-linecap="square" draw:fill="none" fo:padding-top="0.088cm" fo:padding-bottom="0.088cm" fo:padding-left="0.088cm" fo:padding-right="0.088cm" loext:decorative="false"/>
    </style:style>
    <style:style style:name="gr7" style:family="graphic" style:parent-style-name="standard">
      <style:graphic-properties draw:stroke="solid" svg:stroke-width="0.176cm" svg:stroke-color="#d62728" draw:stroke-linejoin="round" svg:stroke-linecap="square" draw:fill="none" fo:padding-top="0.088cm" fo:padding-bottom="0.088cm" fo:padding-left="0.088cm" fo:padding-right="0.088cm" loext:decorative="false"/>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loext:decorative="false"/>
    </style:style>
    <style:style style:name="gr9" style:family="graphic" style:parent-style-name="standard">
      <style:graphic-properties draw:stroke="none" draw:fill="solid" draw:fill-color="#2ca02c" draw:opacity="70%" loext:decorative="false"/>
    </style:style>
    <style:style style:name="gr10" style:family="graphic" style:parent-style-name="standard">
      <style:graphic-properties draw:stroke="none" draw:fill="solid" draw:fill-color="#d62728" draw:opacity="70%" loext:decorative="false"/>
    </style:style>
    <style:style style:name="gr11"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loext:decorative="false"/>
      <style:paragraph-properties style:writing-mode="lr-tb"/>
    </style:style>
    <style:style style:name="gr12" style:family="graphic" style:parent-style-name="standard">
      <style:graphic-properties draw:stroke="solid" svg:stroke-width="0.035cm" svg:stroke-color="#2ca02c" svg:stroke-opacity="20%" draw:stroke-linejoin="round" svg:stroke-linecap="butt" draw:fill="solid" draw:fill-color="#2ca02c" draw:opacity="20%" fo:padding-top="0.017cm" fo:padding-bottom="0.017cm" fo:padding-left="0.017cm" fo:padding-right="0.017cm" loext:decorative="false"/>
    </style:style>
    <style:style style:name="gr13" style:family="graphic" style:parent-style-name="standard">
      <style:graphic-properties draw:stroke="solid" svg:stroke-width="0.035cm" svg:stroke-color="#2ca02c" draw:stroke-linejoin="round" svg:stroke-linecap="square" draw:fill="none" fo:padding-top="0.017cm" fo:padding-bottom="0.017cm" fo:padding-left="0.017cm" fo:padding-right="0.017cm" loext:decorative="false"/>
    </style:style>
    <style:style style:name="gr14"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loext:decorative="false"/>
      <style:paragraph-properties style:writing-mode="lr-tb"/>
    </style:style>
    <style:style style:name="gr15" style:family="graphic" style:parent-style-name="standard">
      <style:graphic-properties draw:stroke="solid" svg:stroke-width="0.035cm" svg:stroke-color="#d62728" svg:stroke-opacity="20%" draw:stroke-linejoin="round" svg:stroke-linecap="butt" draw:fill="solid" draw:fill-color="#d62728" draw:opacity="20%" fo:padding-top="0.017cm" fo:padding-bottom="0.017cm" fo:padding-left="0.017cm" fo:padding-right="0.017cm" loext:decorative="false"/>
    </style:style>
    <style:style style:name="gr16" style:family="graphic" style:parent-style-name="standard">
      <style:graphic-properties draw:stroke="solid" svg:stroke-width="0.035cm" svg:stroke-color="#d62728" draw:stroke-linejoin="round" svg:stroke-linecap="square" draw:fill="none" fo:padding-top="0.017cm" fo:padding-bottom="0.017cm" fo:padding-left="0.017cm" fo:padding-right="0.017cm" loext:decorative="false"/>
    </style:style>
    <style:style style:name="gr17" style:family="graphic" style:parent-style-name="standard">
      <style:graphic-properties draw:stroke="solid" svg:stroke-width="0.035cm" svg:stroke-color="#ff3333" draw:stroke-linejoin="round" svg:stroke-linecap="square" draw:fill="none" fo:padding-top="0.017cm" fo:padding-bottom="0.017cm" fo:padding-left="0.017cm" fo:padding-right="0.017cm"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2.868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37cm" fo:min-width="2.258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solid" draw:fill-color="#2ca02c" draw:opacity="70%"/>
    </style:style>
    <style:style style:name="P7" style:family="paragraph">
      <loext:graphic-properties draw:fill="solid" draw:fill-color="#d62728" draw:opacity="70%"/>
    </style:style>
    <style:style style:name="P8" style:family="paragraph">
      <loext:graphic-properties draw:fill="none"/>
      <style:text-properties fo:font-size="20pt" style:font-size-asian="20pt" style:font-size-complex="20pt"/>
    </style:style>
    <style:style style:name="P9" style:family="paragraph">
      <loext:graphic-properties draw:fill="solid" draw:fill-color="#2ca02c" draw:opacity="20%"/>
    </style:style>
    <style:style style:name="P10" style:family="paragraph">
      <loext:graphic-properties draw:fill="none"/>
      <style:text-properties fo:font-size="16pt" style:font-size-asian="16pt" style:font-size-complex="16pt"/>
    </style:style>
    <style:style style:name="P11" style:family="paragraph">
      <loext:graphic-properties draw:fill="solid" draw:fill-color="#d62728" draw:opacity="20%"/>
    </style:style>
    <style:style style:name="P12" style:family="paragraph">
      <loext:graphic-properties draw:fill="none" draw:fill-color="#ffffff"/>
    </style:style>
    <style:style style:name="T1" style:family="text">
      <style:text-properties fo:color="#000000" loext:opacity="100%" style:font-name="DejaVuSans" fo:font-size="10pt" fo:font-weight="normal" style:font-name-asian="DejaVuSans" style:font-size-asian="10pt" style:font-weight-asian="normal" style:font-name-complex="DejaVuSans" style:font-size-complex="10pt" style:font-weight-complex="normal"/>
    </style:style>
    <style:style style:name="T2" style:family="text">
      <style:text-properties fo:color="#000000" loext:opacity="100%" style:font-name="DejaVuSans" fo:font-size="20pt" fo:font-weight="normal" style:font-name-asian="DejaVuSans" style:font-size-asian="20pt" style:font-weight-asian="normal" style:font-name-complex="DejaVuSans" style:font-size-complex="20pt" style:font-weight-complex="normal"/>
    </style:style>
    <style:style style:name="T3" style:family="text">
      <style:text-properties fo:color="#000000" loext:opacity="100%" style:font-name="DejaVuSans" fo:font-size="16pt" fo:font-weight="normal" style:font-name-asian="DejaVuSans" style:font-size-asian="16pt" style:font-weight-asian="normal" style:font-name-complex="DejaVuSans" style:font-size-complex="1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01.6cm" svg:height="25.4cm" svg:x="0cm" svg:y="0cm" svg:viewBox="0 0 101601 25401" draw:points="0,25401 101601,25401 101601,0 0,0">
          <text:p/>
        </draw:polygon>
        <draw:polygon draw:style-name="gr2" draw:text-style-name="P2" draw:layer="layout" svg:width="0cm" svg:height="0.122cm" svg:x="6.155cm" svg:y="7.219cm" svg:viewBox="0 0 0 123" draw:points="0,0 0,123">
          <text:p/>
        </draw:polygon>
        <draw:line draw:style-name="gr3" draw:text-style-name="P3" draw:layer="layout" svg:x1="6.155cm" svg:y1="7.219cm" svg:x2="6.155cm" svg:y2="7.342cm">
          <text:p/>
        </draw:line>
        <draw:polygon draw:style-name="gr2" draw:text-style-name="P2" draw:layer="layout" svg:width="0cm" svg:height="0.122cm" svg:x="17.472cm" svg:y="7.219cm" svg:viewBox="0 0 0 123" draw:points="0,0 0,123">
          <text:p/>
        </draw:polygon>
        <draw:line draw:style-name="gr3" draw:text-style-name="P3" draw:layer="layout" svg:x1="17.472cm" svg:y1="7.219cm" svg:x2="17.472cm" svg:y2="7.342cm">
          <text:p/>
        </draw:line>
        <draw:frame draw:style-name="gr4" draw:text-style-name="P5" draw:layer="layout" svg:width="0.352cm" svg:height="0.412cm" svg:x="6.043cm" svg:y="7.407cm">
          <draw:text-box>
            <text:p text:style-name="P4"><text:span text:style-name="T1">0</text:span></text:p>
          </draw:text-box>
        </draw:frame>
        <draw:polygon draw:style-name="gr2" draw:text-style-name="P2" draw:layer="layout" svg:width="0cm" svg:height="0.122cm" svg:x="28.79cm" svg:y="7.219cm" svg:viewBox="0 0 0 123" draw:points="0,0 0,123">
          <text:p/>
        </draw:polygon>
        <draw:line draw:style-name="gr3" draw:text-style-name="P3" draw:layer="layout" svg:x1="28.79cm" svg:y1="7.219cm" svg:x2="28.79cm" svg:y2="7.342cm">
          <text:p/>
        </draw:line>
        <draw:frame draw:style-name="gr4" draw:text-style-name="P5" draw:layer="layout" svg:width="0.895cm" svg:height="0.412cm" svg:x="17.024cm" svg:y="7.407cm">
          <draw:text-box>
            <text:p text:style-name="P4"><text:span text:style-name="T1">5000</text:span></text:p>
          </draw:text-box>
        </draw:frame>
        <draw:polygon draw:style-name="gr2" draw:text-style-name="P2" draw:layer="layout" svg:width="0cm" svg:height="0.122cm" svg:x="40.107cm" svg:y="7.219cm" svg:viewBox="0 0 0 123" draw:points="0,0 0,123">
          <text:p/>
        </draw:polygon>
        <draw:line draw:style-name="gr3" draw:text-style-name="P3" draw:layer="layout" svg:x1="40.107cm" svg:y1="7.219cm" svg:x2="40.107cm" svg:y2="7.342cm">
          <text:p/>
        </draw:line>
        <draw:frame draw:style-name="gr4" draw:text-style-name="P5" draw:layer="layout" svg:width="1.12cm" svg:height="0.412cm" svg:x="28.229cm" svg:y="7.407cm">
          <draw:text-box>
            <text:p text:style-name="P4"><text:span text:style-name="T1">10000</text:span></text:p>
          </draw:text-box>
        </draw:frame>
        <draw:polygon draw:style-name="gr2" draw:text-style-name="P2" draw:layer="layout" svg:width="0cm" svg:height="0.122cm" svg:x="51.424cm" svg:y="7.219cm" svg:viewBox="0 0 0 123" draw:points="0,0 0,123">
          <text:p/>
        </draw:polygon>
        <draw:line draw:style-name="gr3" draw:text-style-name="P3" draw:layer="layout" svg:x1="51.424cm" svg:y1="7.219cm" svg:x2="51.424cm" svg:y2="7.342cm">
          <text:p/>
        </draw:line>
        <draw:frame draw:style-name="gr4" draw:text-style-name="P5" draw:layer="layout" svg:width="1.12cm" svg:height="0.412cm" svg:x="39.547cm" svg:y="7.407cm">
          <draw:text-box>
            <text:p text:style-name="P4"><text:span text:style-name="T1">15000</text:span></text:p>
          </draw:text-box>
        </draw:frame>
        <draw:polygon draw:style-name="gr2" draw:text-style-name="P2" draw:layer="layout" svg:width="0cm" svg:height="0.122cm" svg:x="62.742cm" svg:y="7.219cm" svg:viewBox="0 0 0 123" draw:points="0,0 0,123">
          <text:p/>
        </draw:polygon>
        <draw:line draw:style-name="gr3" draw:text-style-name="P3" draw:layer="layout" svg:x1="62.742cm" svg:y1="7.219cm" svg:x2="62.742cm" svg:y2="7.342cm">
          <text:p/>
        </draw:line>
        <draw:frame draw:style-name="gr4" draw:text-style-name="P5" draw:layer="layout" svg:width="1.12cm" svg:height="0.412cm" svg:x="50.864cm" svg:y="7.407cm">
          <draw:text-box>
            <text:p text:style-name="P4"><text:span text:style-name="T1">20000</text:span></text:p>
          </draw:text-box>
        </draw:frame>
        <draw:polygon draw:style-name="gr2" draw:text-style-name="P2" draw:layer="layout" svg:width="0cm" svg:height="0.122cm" svg:x="74.059cm" svg:y="7.219cm" svg:viewBox="0 0 0 123" draw:points="0,0 0,123">
          <text:p/>
        </draw:polygon>
        <draw:line draw:style-name="gr3" draw:text-style-name="P3" draw:layer="layout" svg:x1="74.059cm" svg:y1="7.219cm" svg:x2="74.059cm" svg:y2="7.342cm">
          <text:p/>
        </draw:line>
        <draw:frame draw:style-name="gr4" draw:text-style-name="P5" draw:layer="layout" svg:width="1.12cm" svg:height="0.412cm" svg:x="62.181cm" svg:y="7.407cm">
          <draw:text-box>
            <text:p text:style-name="P4"><text:span text:style-name="T1">25000</text:span></text:p>
          </draw:text-box>
        </draw:frame>
        <draw:polygon draw:style-name="gr2" draw:text-style-name="P2" draw:layer="layout" svg:width="0cm" svg:height="0.122cm" svg:x="85.377cm" svg:y="7.219cm" svg:viewBox="0 0 0 123" draw:points="0,0 0,123">
          <text:p/>
        </draw:polygon>
        <draw:line draw:style-name="gr3" draw:text-style-name="P3" draw:layer="layout" svg:x1="85.377cm" svg:y1="7.219cm" svg:x2="85.377cm" svg:y2="7.342cm">
          <text:p/>
        </draw:line>
        <draw:frame draw:style-name="gr4" draw:text-style-name="P5" draw:layer="layout" svg:width="1.12cm" svg:height="0.412cm" svg:x="73.499cm" svg:y="7.407cm">
          <draw:text-box>
            <text:p text:style-name="P4"><text:span text:style-name="T1">30000</text:span></text:p>
          </draw:text-box>
        </draw:frame>
        <draw:polygon draw:style-name="gr2" draw:text-style-name="P2" draw:layer="layout" svg:width="0cm" svg:height="0.122cm" svg:x="96.694cm" svg:y="7.219cm" svg:viewBox="0 0 0 123" draw:points="0,0 0,123">
          <text:p/>
        </draw:polygon>
        <draw:line draw:style-name="gr3" draw:text-style-name="P3" draw:layer="layout" svg:x1="96.694cm" svg:y1="7.219cm" svg:x2="96.694cm" svg:y2="7.342cm">
          <text:p/>
        </draw:line>
        <draw:frame draw:style-name="gr4" draw:text-style-name="P5" draw:layer="layout" svg:width="1.12cm" svg:height="0.412cm" svg:x="84.816cm" svg:y="7.407cm">
          <draw:text-box>
            <text:p text:style-name="P4"><text:span text:style-name="T1">35000</text:span></text:p>
          </draw:text-box>
        </draw:frame>
        <draw:polygon draw:style-name="gr2" draw:text-style-name="P2" draw:layer="layout" svg:width="0.123cm" svg:height="0cm" svg:x="1.504cm" svg:y="7.011cm" svg:viewBox="0 0 124 0" draw:points="124,0 0,0">
          <text:p/>
        </draw:polygon>
        <draw:line draw:style-name="gr3" draw:text-style-name="P3" draw:layer="layout" svg:x1="1.628cm" svg:y1="7.011cm" svg:x2="1.504cm" svg:y2="7.011cm">
          <text:p/>
        </draw:line>
        <draw:frame draw:style-name="gr4" draw:text-style-name="P5" draw:layer="layout" svg:width="1.12cm" svg:height="0.412cm" svg:x="96.134cm" svg:y="7.407cm">
          <draw:text-box>
            <text:p text:style-name="P4"><text:span text:style-name="T1">40000</text:span></text:p>
          </draw:text-box>
        </draw:frame>
        <draw:polygon draw:style-name="gr2" draw:text-style-name="P2" draw:layer="layout" svg:width="0.123cm" svg:height="0cm" svg:x="1.504cm" svg:y="5.775cm" svg:viewBox="0 0 124 0" draw:points="124,0 0,0">
          <text:p/>
        </draw:polygon>
        <draw:line draw:style-name="gr3" draw:text-style-name="P3" draw:layer="layout" svg:x1="1.628cm" svg:y1="5.775cm" svg:x2="1.504cm" svg:y2="5.775cm">
          <text:p/>
        </draw:line>
        <draw:frame draw:style-name="gr4" draw:text-style-name="P5" draw:layer="layout" svg:width="0.849cm" svg:height="0.412cm" svg:x="0.525cm" svg:y="6.818cm">
          <draw:text-box>
            <text:p text:style-name="P4"><text:span text:style-name="T1">−</text:span><text:span text:style-name="T1">1.0</text:span></text:p>
          </draw:text-box>
        </draw:frame>
        <draw:polygon draw:style-name="gr2" draw:text-style-name="P2" draw:layer="layout" svg:width="0.123cm" svg:height="0cm" svg:x="1.504cm" svg:y="4.539cm" svg:viewBox="0 0 124 0" draw:points="124,0 0,0">
          <text:p/>
        </draw:polygon>
        <draw:line draw:style-name="gr3" draw:text-style-name="P3" draw:layer="layout" svg:x1="1.628cm" svg:y1="4.539cm" svg:x2="1.504cm" svg:y2="4.539cm">
          <text:p/>
        </draw:line>
        <draw:frame draw:style-name="gr4" draw:text-style-name="P5" draw:layer="layout" svg:width="0.849cm" svg:height="0.412cm" svg:x="0.525cm" svg:y="5.582cm">
          <draw:text-box>
            <text:p text:style-name="P4"><text:span text:style-name="T1">−</text:span><text:span text:style-name="T1">0.5</text:span></text:p>
          </draw:text-box>
        </draw:frame>
        <draw:polygon draw:style-name="gr2" draw:text-style-name="P2" draw:layer="layout" svg:width="0.123cm" svg:height="0cm" svg:x="1.504cm" svg:y="3.303cm" svg:viewBox="0 0 124 0" draw:points="124,0 0,0">
          <text:p/>
        </draw:polygon>
        <draw:line draw:style-name="gr3" draw:text-style-name="P3" draw:layer="layout" svg:x1="1.628cm" svg:y1="3.303cm" svg:x2="1.504cm" svg:y2="3.303cm">
          <text:p/>
        </draw:line>
        <draw:frame draw:style-name="gr4" draw:text-style-name="P5" draw:layer="layout" svg:width="0.557cm" svg:height="0.412cm" svg:x="0.82cm" svg:y="4.346cm">
          <draw:text-box>
            <text:p text:style-name="P4"><text:span text:style-name="T1">0.0</text:span></text:p>
          </draw:text-box>
        </draw:frame>
        <draw:polygon draw:style-name="gr2" draw:text-style-name="P2" draw:layer="layout" svg:width="0.123cm" svg:height="0cm" svg:x="1.504cm" svg:y="2.067cm" svg:viewBox="0 0 124 0" draw:points="124,0 0,0">
          <text:p/>
        </draw:polygon>
        <draw:line draw:style-name="gr3" draw:text-style-name="P3" draw:layer="layout" svg:x1="1.628cm" svg:y1="2.067cm" svg:x2="1.504cm" svg:y2="2.067cm">
          <text:p/>
        </draw:line>
        <draw:frame draw:style-name="gr4" draw:text-style-name="P5" draw:layer="layout" svg:width="0.557cm" svg:height="0.412cm" svg:x="0.82cm" svg:y="3.11cm">
          <draw:text-box>
            <text:p text:style-name="P4"><text:span text:style-name="T1">0.5</text:span></text:p>
          </draw:text-box>
        </draw:frame>
        <draw:polyline draw:style-name="gr5" draw:text-style-name="P3" draw:layer="layout" svg:width="90.537cm" svg:height="5.547cm" svg:x="6.155cm" svg:y="1.394cm" svg:viewBox="0 0 90538 5548" draw:points="0,2909 88,1930 151,3235 192,2583 280,2938 405,3087 523,2612 577,2879 683,3294 806,2671 887,3175 910,2701 998,3235 1163,2612 1261,4006 1333,2938 1383,3887 1476,2850 1562,2642 1652,3264 1781,2523 1822,3057 1921,2553 2037,2938 2134,3146 2256,1722 2297,5400 2399,3679 2451,5370 2557,3709 2659,4955 2732,3620 2840,4866 2960,3591 3024,5044 3103,3798 3207,4895 3289,3947 3395,5044 3474,4035 3583,5370 3662,4273 3723,5074 3807,4154 3913,5104 4002,3917 4115,5370 4167,4421 4303,5133 4359,4332 4450,5281 4554,4243 4687,5311 4789,4243 4871,5222 4927,4302 5016,5014 5077,4154 5163,4895 5310,4836 5366,3857 5464,4273 5575,3442 5668,4243 5729,3472 5821,4213 5932,3205 6018,4302 6127,3175 6165,4273 6274,3442 6369,4095 6430,3087 6528,3561 6663,2464 6768,2998 6831,1217 6912,2464 6992,2049 7096,3561 7177,2850 7272,3472 7345,2790 7442,3472 7573,2434 7621,2938 7750,2523 7859,3294 7936,2345 7976,3205 8110,2612 8155,3146 8280,3413 8350,2583 8461,3087 8547,2434 8617,3323 8739,2375 8800,3294 8918,2405 8972,3235 9115,1930 9187,2790 9282,1900 9355,2612 9443,1633 9515,2523 9669,1663 9746,2197 9850,2553 9914,1722 9979,1426 10099,2493 10190,2167 10319,979 10369,1989 10457,2315 10552,1276 10634,2078 10704,1514 10842,1633 10937,2701 10996,2078 11100,2286 11181,1574 11288,2137 11392,1514 11489,2108 11593,1365 11648,2345 11731,1663 11820,2286 11922,1544 11989,2375 12127,1426 12189,2049 12290,2345 12345,1722 12490,1157 12503,1989 12632,1514 12700,2405 12868,1900 12881,2583 13015,2049 13089,2553 13223,1811 13309,2227 13323,1752 13424,2227 13515,1693 13678,1663 13732,2197 13877,1544 13893,2612 13979,3294 14072,1722 14153,1841 14278,1693 14391,2078 14427,1841 14579,1722 14638,1959 14735,1782 14794,2078 14930,1900 15029,1900 15052,2137 15215,2315 15224,2167 15405,1959 15489,2227 15570,1811 15677,1811 15749,2938 15797,2345 15957,3205 15996,2671 16109,3591 16161,2909 16295,3235 16333,2701 16491,2968 16541,3887 16645,4243 16688,3561 16808,4125 16910,3472 16965,4302 17146,3028 17184,4629 17250,2434 17324,3650 17429,2583 17546,3472 17628,2612 17748,2968 17784,2612 17897,3264 18013,2286 18080,3413 18178,2019 18219,3947 18372,2701 18409,3323 18549,3709 18653,3353 18689,2197 18855,2375 18916,3353 18988,2671 19070,3472 19212,2315 19230,3028 19368,2345 19429,3294 19534,2523 19611,3146 19764,3472 19803,2642 19871,3235 19952,2315 20109,3413 20115,2850 20269,3531 20357,2434 20423,3028 20511,2345 20620,3353 20731,2197 20815,3383 20846,2671 20996,2256 21032,2909 21145,2375 21206,4006 21392,2167 21408,2850 21496,2019 21598,3294 21745,3561 21783,2701 21849,3235 21994,2345 22057,3116 22116,2583 22211,3531 22354,2315 22417,3087 22501,2464 22630,3353 22682,3620 22773,2315 22888,3175 23026,2315 23056,3294 23203,2256 23300,3531 23357,2583 23406,3175 23499,2583 23610,2998 23678,2612 23823,2938 23927,3264 23968,1930 24040,2879 24142,4332 24226,2405 24400,3531 24488,2553 24506,3323 24590,2286 24746,3353 24832,3057 24873,3769 24964,2790 25084,2227 25190,2345 25262,3531 25369,3679 25462,2197 25541,2790 25579,2464 25713,3264 25763,2434 25865,3769 26009,2137 26109,4895 26193,3383 26295,5548 26304,4065 26419,5044 26535,4955 26589,3679 26691,2701 26836,2879 26847,2137 26944,2761 27116,2493 27168,1722 27286,2850 27329,2167 27463,2671 27526,2167 27576,2701 27702,1959 27752,2583 27881,1722 27940,2434 28069,1782 28139,2879 28286,2019 28300,2701 28418,1959 28520,2701 28585,2049 28692,2642 28757,2167 28879,2019 28947,3413 29047,2137 29149,3383 29251,1930 29310,3413 29382,2464 29497,2968 29615,2464 29654,2790 29832,3769 29869,2345 30013,3353 30104,2464 30124,3442 30278,3264 30324,2167 30414,2909 30514,3087 30640,2345 30711,3472 30747,2345 30874,2998 30957,2464 31030,3057 31147,3116 31206,2583 31340,2879 31417,2405 31469,2375 31600,3175 31670,2464 31754,2850 31906,3205 31994,2375 32091,5222 32114,3264 32207,5341 32320,3561 32372,5044 32490,3561 32551,5014 32673,3531 32736,4807 32861,3828 32924,4807 33051,3650 33114,4748 33243,3769 33307,4748 33388,3769 33502,4748 33583,3828 33642,4807 33746,3947 33832,4777 33938,3798 34090,3709 34129,4480 34187,3679 34323,4480 34432,3739 34522,4510 34581,3769 34669,4629 34744,3561 34894,3116 34995,3235 35041,4510 35163,5400 35238,3917 35317,4451 35376,3531 35532,5341 35570,3679 35727,3679 35770,1663 35842,4688 35987,4658 36003,2761 36175,2879 36184,2108 36383,2078 36394,3353 36458,2464 36616,3264 36682,2553 36831,2315 36847,3057 36913,2464 37069,3501 37153,2315 37257,4302 37268,3087 37433,3116 37458,1069 37641,0 37696,5489 37750,1959 37927,3294 38067,2049 38099,3561 38194,2286 38275,2019 38402,3175 38470,2315 38585,2761 38660,1811 38780,2553 38913,2434 38929,1752 39063,1365 39134,2019 39229,1276 39304,2137 39392,1633 39487,2612 39621,1544 39632,2553 39711,1782 39847,2464 39940,1722 40010,1396 40116,1930 40239,1276 40295,1663 40383,1187 40470,2019 40587,1187 40651,1900 40709,2434 40807,1633 40970,2197 40979,1485 41137,2256 41241,2286 41250,1544 41431,2493 41447,1871 41549,2434 41656,1782 41800,1752 41868,1455 41884,2108 42011,1544 42142,1811 42215,1633 42258,1811 42369,1574 42470,1782 42570,1604 42604,1752 42713,1811 42844,1633 42891,1782 43025,1663 43077,2078 43213,1604 43353,1633 43410,2256 43441,2879 43629,3264 43686,2197 43745,2850 43876,2464 43978,2968 44032,2642 44077,3057 44238,2197 44243,3383 44419,2642 44458,2968 44548,2612 44646,3235 44784,2612 44886,3323 44915,1930 44972,2938 45071,3235 45148,2523 45341,3323 45447,2493 45494,4718 45562,3709 45660,5014 45732,3828 45834,5222 45929,3947 46013,5192 46090,4006 46194,4985 46271,4065 46373,4895 46454,4035 46558,5044 46637,4035 46742,5044 46823,4243 46982,3828 47013,5252 47160,4125 47199,4955 47301,3976 47389,4718 47448,3709 47534,4480 47640,3739 47726,4362 47837,3472 47932,4035 47989,3383 48082,4095 48247,3087 48290,4006 48353,3116 48446,3828 48566,2820 48625,3501 48736,2850 48829,3501 48937,3828 49050,2553 49096,3264 49166,2701 49268,3294 49392,2553 49435,3087 49562,2227 49671,2998 49736,2375 49849,3353 49967,3205 49978,2434 50137,2701 50205,1544 50259,2345 50393,1693 50445,2523 50558,2612 50630,1604 50764,2049 50866,1396 50918,2227 51054,1426 51149,2137 51155,1514 51309,2315 51384,1604 51452,2315 51542,1574 51681,2523 51699,1811 51859,1959 51954,1276 51984,1722 52115,1485 52206,2227 52271,1693 52357,2286 52443,1663 52513,2405 52604,1900 52738,2405 52801,1811 52885,2553 53007,1959 53102,2583 53174,2049 53290,1782 53374,2701 53419,2049 53577,2642 53663,1693 53700,2167 53795,2583 53885,2049 53976,1871 54084,1959 54161,1633 54268,1871 54401,1752 54417,1959 54560,1722 54630,2049 54693,1900 54813,2167 54888,2019 54981,2197 55094,2197 55221,2345 55295,3323 55377,2345 55449,2909 55533,2553 55651,2909 55725,2078 55789,3442 55875,2820 56020,2464 56056,3294 56185,2434 56241,3739 56359,2642 56409,3413 56506,2286 56624,3323 56721,2227 56821,3413 56918,2167 56984,3116 57088,2375 57172,3235 57260,3353 57351,2820 57461,2108 57547,3087 57638,2612 57772,3353 57790,2108 57892,3679 58039,3413 58073,2671 58177,2227 58245,2968 58392,2671 58460,3353 58532,2671 58593,3561 58718,2345 58781,3264 58949,2642 58978,3323 59148,2968 59211,3472 59306,2197 59320,2879 59428,2583 59598,3472 59612,2938 59748,2286 59811,3116 59938,2434 59999,3413 60126,2879 60175,3175 60246,2612 60399,2108 60474,3353 60517,3413 60639,2078 60703,3561 60789,2642 60897,3264 60949,2583 61063,4095 61160,2464 61237,2286 61334,3235 61475,2642 61540,3294 61681,2493 61694,3175 61828,2434 61898,3353 61975,2850 62111,2968 62174,1900 62246,3501 62337,2671 62403,3323 62554,2375 62609,2137 62676,3175 62792,2731 62880,3383 63041,3353 63082,2286 63199,3146 63211,2583 63378,3383 63457,2642 63577,3591 63616,2671 63681,3116 63761,2523 63915,3323 63960,2998 64075,3531 64161,2375 64288,2227 64374,3353 64394,2671 64533,2879 64612,2197 64723,2909 64802,2761 64886,3235 65015,2464 65033,3976 65178,2553 65252,3413 65341,2671 65463,3205 65501,2642 65574,3175 65723,2493 65793,2909 65893,2256 65954,2879 66069,3591 66149,2434 66219,3323 66359,2434 66434,2256 66488,3146 66601,2583 66728,3353 66737,2761 66848,3591 67000,2434 67016,2968 67126,2583 67208,3057 67339,3383 67430,2701 67534,2197 67579,3264 67661,2671 67765,2998 67921,3028 67989,2375 68045,2879 68204,2583 68281,3323 68328,1663 68405,3323 68555,3857 68589,2345 68734,3591 68835,3650 68928,2197 68946,2879 69064,1989 69161,3383 69216,2879 69315,3501 69404,2553 69512,2375 69628,3264 69757,2345 69770,3087 69874,2701 69960,3413 70051,2701 70180,3205 70286,3353 70325,2583 70406,2493 70510,3383 70594,2820 70719,3294 70780,2612 70886,2197 70977,3205 71031,2612 71153,3442 71248,2671 71316,3264 71477,2197 71515,2938 71653,2642 71681,3294 71787,3353 71914,2345 71991,3264 72034,2612 72156,2286 72269,3591 72296,2434 72396,3353 72529,2909 72602,3798 72706,2345 72808,2256 72876,2938 72987,3383 73039,2701 73159,3561 73281,2256 73367,3116 73403,2434 73505,3294 73562,2553 73675,3264 73813,3353 73856,2583 73985,2523 74026,3146 74114,2790 74218,3442 74361,2375 74376,2938 74467,2493 74587,3383 74682,2493 74784,3116 74843,2315 74935,3235 75096,2137 75189,3383 75259,2583 75293,3116 75372,2583 75529,3235 75585,2227 75653,3917 75739,2850 75854,3442 75943,2315 76072,3116 76117,2434 76237,3087 76278,2405 76398,3323 76534,2108 76549,2879 76728,2523 76764,3413 76896,3472 76998,2078 77013,2820 77111,2434 77197,3353 77348,3561 77403,2938 77516,2227 77629,3205 77717,2256 77729,3087 77903,2315 77982,3323 78048,2315 78113,3383 78206,2671 78324,3531 78414,2434 78516,2256 78627,3383 78684,2642 78738,3650 78901,2197 78917,2968 78998,2197 79100,3383 79250,3591 79352,2553 79462,2197 79478,2820 79637,3591 79659,2909 79809,3501 79897,2227 79913,2761 80044,2464 80108,3294 80248,1811 80280,3353 80418,2553 80556,3591 80603,2938 80694,2315 80793,2019 80907,3323 80997,2464 81029,3353 81165,2227 81260,3620 81291,2968 81445,2434 81468,3739 81617,2701 81685,3235 81740,2286 81898,3264 81982,2553 82004,3442 82147,2227 82213,2879 82271,2434 82425,3323 82491,2523 82586,3264 82640,2405 82747,3413 82858,3442 82957,2315 83021,3116 83084,2671 83233,3383 83360,1693 83414,3501 83489,2612 83582,3205 83691,2761 83808,3472 83869,2197 83967,3383 84055,2345 84071,3057 84218,2256 84281,3175 84345,2671 84512,3205 84582,1782 84637,3235 84734,3531 84847,2315 84895,3087 85019,2583 85108,3531 85248,3235 85316,2167 85418,3235 85517,2375 85533,3264 85682,2108 85782,3323 85830,3353 86013,2078 86099,2731 86262,1989 86309,4065 86393,2553 86450,3294 86534,3501 86683,2820 86728,3413 86821,2345 86934,2137 86998,3057 87165,3323 87231,2434 87324,3323 87330,2790 87502,3383 87539,2553 87654,3264 87711,2286 87790,3205 87939,2820 87996,3442 88136,2671 88233,3323 88240,2612 88396,3353 88460,2612 88534,3472 88641,2701 88704,3353 88831,2583 88976,2049 89039,3531 89098,2731 89207,3175 89327,2345 89374,3887 89494,2315 89573,3175 89646,2790 89714,3413 89884,3442 89924,2642 90033,2286 90096,2998 90173,2375 90262,3146 90429,2642 90486,3442 90538,3028">
          <text:p/>
        </draw:polyline>
        <draw:polyline draw:style-name="gr6" draw:text-style-name="P3" draw:layer="layout" svg:width="0.197cm" svg:height="0.652cm" svg:x="49.367cm" svg:y="2.997cm" svg:viewBox="0 0 198 653" draw:points="0,0 141,29 198,653">
          <text:p/>
        </draw:polyline>
        <draw:polyline draw:style-name="gr6" draw:text-style-name="P3" draw:layer="layout" svg:width="0.206cm" svg:height="0.178cm" svg:x="61.042cm" svg:y="3.412cm" svg:viewBox="0 0 207 179" draw:points="0,0 93,179 207,179">
          <text:p/>
        </draw:polyline>
        <draw:polyline draw:style-name="gr6" draw:text-style-name="P3" draw:layer="layout" svg:width="0.196cm" svg:height="0.534cm" svg:x="22.45cm" svg:y="4.094cm" svg:viewBox="0 0 197 535" draw:points="0,535 38,0 197,267">
          <text:p/>
        </draw:polyline>
        <draw:polyline draw:style-name="gr7" draw:text-style-name="P3" draw:layer="layout" svg:width="0.21cm" svg:height="1.216cm" svg:x="90.791cm" svg:y="3.708cm" svg:viewBox="0 0 211 1217" draw:points="0,921 98,1217 211,0">
          <text:p/>
        </draw:polyline>
        <draw:polyline draw:style-name="gr7" draw:text-style-name="P3" draw:layer="layout" svg:width="0.104cm" svg:height="1.274cm" svg:x="85.963cm" svg:y="3.62cm" svg:viewBox="0 0 105 1275" draw:points="0,1275 88,0 105,534">
          <text:p/>
        </draw:polyline>
        <draw:polyline draw:style-name="gr7" draw:text-style-name="P3" draw:layer="layout" svg:width="0.192cm" svg:height="1.275cm" svg:x="84.478cm" svg:y="3.649cm" svg:viewBox="0 0 193 1276" draw:points="0,1276 90,178 193,0">
          <text:p/>
        </draw:polyline>
        <draw:polyline draw:style-name="gr7" draw:text-style-name="P3" draw:layer="layout" svg:width="0.244cm" svg:height="0.386cm" svg:x="24.564cm" svg:y="4.716cm" svg:viewBox="0 0 245 387" draw:points="0,0 140,387 245,30">
          <text:p/>
        </draw:polyline>
        <draw:polyline draw:style-name="gr7" draw:text-style-name="P3" draw:layer="layout" svg:width="0.202cm" svg:height="1.097cm" svg:x="69.034cm" svg:y="3.679cm" svg:viewBox="0 0 203 1098" draw:points="0,1098 162,1068 203,0">
          <text:p/>
        </draw:polyline>
        <draw:polyline draw:style-name="gr7" draw:text-style-name="P3" draw:layer="layout" svg:width="0.204cm" svg:height="1.127cm" svg:x="81.893cm" svg:y="3.708cm" svg:viewBox="0 0 205 1128" draw:points="0,536 116,1128 205,0">
          <text:p/>
        </draw:polyline>
        <draw:polyline draw:style-name="gr7" draw:text-style-name="P3" draw:layer="layout" svg:width="0.224cm" svg:height="1.157cm" svg:x="25.143cm" svg:y="3.708cm" svg:viewBox="0 0 225 1158" draw:points="0,357 83,1158 225,0">
          <text:p/>
        </draw:polyline>
        <draw:polyline draw:style-name="gr7" draw:text-style-name="P3" draw:layer="layout" svg:width="0.188cm" svg:height="0.948cm" svg:x="75.37cm" svg:y="3.946cm" svg:viewBox="0 0 189 949" draw:points="0,327 100,949 189,0">
          <text:p/>
        </draw:polyline>
        <draw:polyline draw:style-name="gr7" draw:text-style-name="P3" draw:layer="layout" svg:width="0.138cm" svg:height="1.068cm" svg:x="92.837cm" svg:y="3.738cm" svg:viewBox="0 0 139 1069" draw:points="0,475 45,1069 139,0">
          <text:p/>
        </draw:polyline>
        <draw:polyline draw:style-name="gr7" draw:text-style-name="P3" draw:layer="layout" svg:width="0.111cm" svg:height="1.453cm" svg:x="74.989cm" svg:y="3.59cm" svg:viewBox="0 0 112 1454" draw:points="0,1454 94,0 112,683">
          <text:p/>
        </draw:polyline>
        <draw:line draw:style-name="gr8" draw:text-style-name="P3" draw:layer="layout" svg:x1="1.628cm" svg:y1="7.219cm" svg:x2="1.628cm" svg:y2="1.117cm">
          <text:p/>
        </draw:line>
        <draw:line draw:style-name="gr8" draw:text-style-name="P3" draw:layer="layout" svg:x1="1.628cm" svg:y1="7.219cm" svg:x2="101.218cm" svg:y2="7.219cm">
          <text:p/>
        </draw:line>
        <draw:frame draw:style-name="gr4" draw:text-style-name="P5" draw:layer="layout" svg:width="0.557cm" svg:height="0.412cm" svg:x="0.82cm" svg:y="1.874cm">
          <draw:text-box>
            <text:p text:style-name="P4"><text:span text:style-name="T1">1.0</text:span></text:p>
          </draw:text-box>
        </draw:frame>
        <draw:polygon draw:style-name="gr1" draw:text-style-name="P1" draw:layer="layout" svg:width="99.59cm" svg:height="6.102cm" svg:x="1.628cm" svg:y="9.484cm" svg:viewBox="0 0 99591 6103" draw:points="0,6103 99591,6103 99591,0 0,0">
          <text:p/>
        </draw:polygon>
        <draw:polygon draw:style-name="gr9" draw:text-style-name="P6" draw:layer="layout" svg:width="0.197cm" svg:height="2.441cm" svg:x="49.367cm" svg:y="10.094cm" svg:viewBox="0 0 198 2442" draw:points="0,2442 198,2442 198,0 0,0">
          <text:p/>
        </draw:polygon>
        <draw:polygon draw:style-name="gr9" draw:text-style-name="P6" draw:layer="layout" svg:width="0.206cm" svg:height="2.441cm" svg:x="61.042cm" svg:y="10.094cm" svg:viewBox="0 0 207 2442" draw:points="0,2442 207,2442 207,0 0,0">
          <text:p/>
        </draw:polygon>
        <draw:polygon draw:style-name="gr9" draw:text-style-name="P6" draw:layer="layout" svg:width="0.196cm" svg:height="2.441cm" svg:x="22.45cm" svg:y="10.094cm" svg:viewBox="0 0 197 2442" draw:points="0,2442 197,2442 197,0 0,0">
          <text:p/>
        </draw:polygon>
        <draw:polygon draw:style-name="gr10" draw:text-style-name="P7" draw:layer="layout" svg:width="0.21cm" svg:height="2.441cm" svg:x="90.791cm" svg:y="13.145cm" svg:viewBox="0 0 211 2442" draw:points="0,2442 211,2442 211,0 0,0">
          <text:p/>
        </draw:polygon>
        <draw:polygon draw:style-name="gr10" draw:text-style-name="P7" draw:layer="layout" svg:width="0.104cm" svg:height="2.441cm" svg:x="85.963cm" svg:y="13.145cm" svg:viewBox="0 0 105 2442" draw:points="0,2442 105,2442 105,0 0,0">
          <text:p/>
        </draw:polygon>
        <draw:polygon draw:style-name="gr10" draw:text-style-name="P7" draw:layer="layout" svg:width="0.192cm" svg:height="2.441cm" svg:x="84.478cm" svg:y="13.145cm" svg:viewBox="0 0 193 2442" draw:points="0,2442 193,2442 193,0 0,0">
          <text:p/>
        </draw:polygon>
        <draw:polygon draw:style-name="gr10" draw:text-style-name="P7" draw:layer="layout" svg:width="0.244cm" svg:height="2.441cm" svg:x="24.564cm" svg:y="13.145cm" svg:viewBox="0 0 245 2442" draw:points="0,2442 245,2442 245,0 0,0">
          <text:p/>
        </draw:polygon>
        <draw:polygon draw:style-name="gr10" draw:text-style-name="P7" draw:layer="layout" svg:width="0.202cm" svg:height="2.441cm" svg:x="69.034cm" svg:y="13.145cm" svg:viewBox="0 0 203 2442" draw:points="0,2442 203,2442 203,0 0,0">
          <text:p/>
        </draw:polygon>
        <draw:polygon draw:style-name="gr10" draw:text-style-name="P7" draw:layer="layout" svg:width="0.204cm" svg:height="2.441cm" svg:x="81.893cm" svg:y="13.145cm" svg:viewBox="0 0 205 2442" draw:points="0,2442 205,2442 205,0 0,0">
          <text:p/>
        </draw:polygon>
        <draw:polygon draw:style-name="gr10" draw:text-style-name="P7" draw:layer="layout" svg:width="0.224cm" svg:height="2.441cm" svg:x="25.143cm" svg:y="13.145cm" svg:viewBox="0 0 225 2442" draw:points="0,2442 225,2442 225,0 0,0">
          <text:p/>
        </draw:polygon>
        <draw:polygon draw:style-name="gr10" draw:text-style-name="P7" draw:layer="layout" svg:width="0.188cm" svg:height="2.441cm" svg:x="75.37cm" svg:y="13.145cm" svg:viewBox="0 0 189 2442" draw:points="0,2442 189,2442 189,0 0,0">
          <text:p/>
        </draw:polygon>
        <draw:polygon draw:style-name="gr10" draw:text-style-name="P7" draw:layer="layout" svg:width="0.138cm" svg:height="2.441cm" svg:x="92.837cm" svg:y="13.145cm" svg:viewBox="0 0 139 2442" draw:points="0,2442 139,2442 139,0 0,0">
          <text:p/>
        </draw:polygon>
        <draw:polygon draw:style-name="gr10" draw:text-style-name="P7" draw:layer="layout" svg:width="0.111cm" svg:height="2.441cm" svg:x="74.989cm" svg:y="13.145cm" svg:viewBox="0 0 112 2442" draw:points="0,2442 112,2442 112,0 0,0">
          <text:p/>
        </draw:polygon>
        <draw:polygon draw:style-name="gr2" draw:text-style-name="P2" draw:layer="layout" svg:width="0cm" svg:height="0.122cm" svg:x="6.155cm" svg:y="15.586cm" svg:viewBox="0 0 0 123" draw:points="0,0 0,123">
          <text:p/>
        </draw:polygon>
        <draw:line draw:style-name="gr3" draw:text-style-name="P3" draw:layer="layout" svg:x1="6.155cm" svg:y1="15.586cm" svg:x2="6.155cm" svg:y2="15.709cm">
          <text:p/>
        </draw:line>
        <draw:frame draw:style-name="gr11" draw:text-style-name="P8" draw:layer="layout" svg:width="6.974cm" svg:height="0.822cm" svg:x="47.964cm" svg:y="0.251cm">
          <draw:text-box>
            <text:p text:style-name="P4"><text:span text:style-name="T2">Penguin Wing-Flaps</text:span></text:p>
          </draw:text-box>
        </draw:frame>
        <draw:polygon draw:style-name="gr2" draw:text-style-name="P2" draw:layer="layout" svg:width="0cm" svg:height="0.122cm" svg:x="17.472cm" svg:y="15.586cm" svg:viewBox="0 0 0 123" draw:points="0,0 0,123">
          <text:p/>
        </draw:polygon>
        <draw:line draw:style-name="gr3" draw:text-style-name="P3" draw:layer="layout" svg:x1="17.472cm" svg:y1="15.586cm" svg:x2="17.472cm" svg:y2="15.709cm">
          <text:p/>
        </draw:line>
        <draw:frame draw:style-name="gr4" draw:text-style-name="P5" draw:layer="layout" svg:width="0.352cm" svg:height="0.412cm" svg:x="6.043cm" svg:y="15.774cm">
          <draw:text-box>
            <text:p text:style-name="P4"><text:span text:style-name="T1">0</text:span></text:p>
          </draw:text-box>
        </draw:frame>
        <draw:polygon draw:style-name="gr2" draw:text-style-name="P2" draw:layer="layout" svg:width="0cm" svg:height="0.122cm" svg:x="28.79cm" svg:y="15.586cm" svg:viewBox="0 0 0 123" draw:points="0,0 0,123">
          <text:p/>
        </draw:polygon>
        <draw:line draw:style-name="gr3" draw:text-style-name="P3" draw:layer="layout" svg:x1="28.79cm" svg:y1="15.586cm" svg:x2="28.79cm" svg:y2="15.709cm">
          <text:p/>
        </draw:line>
        <draw:frame draw:style-name="gr4" draw:text-style-name="P5" draw:layer="layout" svg:width="0.895cm" svg:height="0.412cm" svg:x="17.024cm" svg:y="15.774cm">
          <draw:text-box>
            <text:p text:style-name="P4"><text:span text:style-name="T1">5000</text:span></text:p>
          </draw:text-box>
        </draw:frame>
        <draw:polygon draw:style-name="gr2" draw:text-style-name="P2" draw:layer="layout" svg:width="0cm" svg:height="0.122cm" svg:x="40.107cm" svg:y="15.586cm" svg:viewBox="0 0 0 123" draw:points="0,0 0,123">
          <text:p/>
        </draw:polygon>
        <draw:line draw:style-name="gr3" draw:text-style-name="P3" draw:layer="layout" svg:x1="40.107cm" svg:y1="15.586cm" svg:x2="40.107cm" svg:y2="15.709cm">
          <text:p/>
        </draw:line>
        <draw:frame draw:style-name="gr4" draw:text-style-name="P5" draw:layer="layout" svg:width="1.12cm" svg:height="0.412cm" svg:x="28.229cm" svg:y="15.774cm">
          <draw:text-box>
            <text:p text:style-name="P4"><text:span text:style-name="T1">10000</text:span></text:p>
          </draw:text-box>
        </draw:frame>
        <draw:polygon draw:style-name="gr2" draw:text-style-name="P2" draw:layer="layout" svg:width="0cm" svg:height="0.122cm" svg:x="51.424cm" svg:y="15.586cm" svg:viewBox="0 0 0 123" draw:points="0,0 0,123">
          <text:p/>
        </draw:polygon>
        <draw:line draw:style-name="gr3" draw:text-style-name="P3" draw:layer="layout" svg:x1="51.424cm" svg:y1="15.586cm" svg:x2="51.424cm" svg:y2="15.709cm">
          <text:p/>
        </draw:line>
        <draw:frame draw:style-name="gr4" draw:text-style-name="P5" draw:layer="layout" svg:width="1.12cm" svg:height="0.412cm" svg:x="39.547cm" svg:y="15.774cm">
          <draw:text-box>
            <text:p text:style-name="P4"><text:span text:style-name="T1">15000</text:span></text:p>
          </draw:text-box>
        </draw:frame>
        <draw:polygon draw:style-name="gr2" draw:text-style-name="P2" draw:layer="layout" svg:width="0cm" svg:height="0.122cm" svg:x="62.742cm" svg:y="15.586cm" svg:viewBox="0 0 0 123" draw:points="0,0 0,123">
          <text:p/>
        </draw:polygon>
        <draw:line draw:style-name="gr3" draw:text-style-name="P3" draw:layer="layout" svg:x1="62.742cm" svg:y1="15.586cm" svg:x2="62.742cm" svg:y2="15.709cm">
          <text:p/>
        </draw:line>
        <draw:frame draw:style-name="gr4" draw:text-style-name="P5" draw:layer="layout" svg:width="1.12cm" svg:height="0.412cm" svg:x="50.864cm" svg:y="15.774cm">
          <draw:text-box>
            <text:p text:style-name="P4"><text:span text:style-name="T1">20000</text:span></text:p>
          </draw:text-box>
        </draw:frame>
        <draw:polygon draw:style-name="gr2" draw:text-style-name="P2" draw:layer="layout" svg:width="0cm" svg:height="0.122cm" svg:x="74.059cm" svg:y="15.586cm" svg:viewBox="0 0 0 123" draw:points="0,0 0,123">
          <text:p/>
        </draw:polygon>
        <draw:line draw:style-name="gr3" draw:text-style-name="P3" draw:layer="layout" svg:x1="74.059cm" svg:y1="15.586cm" svg:x2="74.059cm" svg:y2="15.709cm">
          <text:p/>
        </draw:line>
        <draw:frame draw:style-name="gr4" draw:text-style-name="P5" draw:layer="layout" svg:width="1.12cm" svg:height="0.412cm" svg:x="62.181cm" svg:y="15.774cm">
          <draw:text-box>
            <text:p text:style-name="P4"><text:span text:style-name="T1">25000</text:span></text:p>
          </draw:text-box>
        </draw:frame>
        <draw:polygon draw:style-name="gr2" draw:text-style-name="P2" draw:layer="layout" svg:width="0cm" svg:height="0.122cm" svg:x="85.377cm" svg:y="15.586cm" svg:viewBox="0 0 0 123" draw:points="0,0 0,123">
          <text:p/>
        </draw:polygon>
        <draw:line draw:style-name="gr3" draw:text-style-name="P3" draw:layer="layout" svg:x1="85.377cm" svg:y1="15.586cm" svg:x2="85.377cm" svg:y2="15.709cm">
          <text:p/>
        </draw:line>
        <draw:frame draw:style-name="gr4" draw:text-style-name="P5" draw:layer="layout" svg:width="1.12cm" svg:height="0.412cm" svg:x="73.499cm" svg:y="15.774cm">
          <draw:text-box>
            <text:p text:style-name="P4"><text:span text:style-name="T1">30000</text:span></text:p>
          </draw:text-box>
        </draw:frame>
        <draw:polygon draw:style-name="gr2" draw:text-style-name="P2" draw:layer="layout" svg:width="0cm" svg:height="0.122cm" svg:x="96.694cm" svg:y="15.586cm" svg:viewBox="0 0 0 123" draw:points="0,0 0,123">
          <text:p/>
        </draw:polygon>
        <draw:line draw:style-name="gr3" draw:text-style-name="P3" draw:layer="layout" svg:x1="96.694cm" svg:y1="15.586cm" svg:x2="96.694cm" svg:y2="15.709cm">
          <text:p/>
        </draw:line>
        <draw:frame draw:style-name="gr4" draw:text-style-name="P5" draw:layer="layout" svg:width="1.12cm" svg:height="0.412cm" svg:x="84.816cm" svg:y="15.774cm">
          <draw:text-box>
            <text:p text:style-name="P4"><text:span text:style-name="T1">35000</text:span></text:p>
          </draw:text-box>
        </draw:frame>
        <draw:polygon draw:style-name="gr2" draw:text-style-name="P2" draw:layer="layout" svg:width="0.123cm" svg:height="0cm" svg:x="1.504cm" svg:y="11.01cm" svg:viewBox="0 0 124 0" draw:points="124,0 0,0">
          <text:p/>
        </draw:polygon>
        <draw:line draw:style-name="gr3" draw:text-style-name="P3" draw:layer="layout" svg:x1="1.628cm" svg:y1="11.01cm" svg:x2="1.504cm" svg:y2="11.01cm">
          <text:p/>
        </draw:line>
        <draw:line draw:style-name="gr8" draw:text-style-name="P3" draw:layer="layout" svg:x1="1.628cm" svg:y1="15.586cm" svg:x2="1.628cm" svg:y2="9.484cm">
          <text:p/>
        </draw:line>
        <draw:line draw:style-name="gr8" draw:text-style-name="P3" draw:layer="layout" svg:x1="1.628cm" svg:y1="15.586cm" svg:x2="101.218cm" svg:y2="15.586cm">
          <text:p/>
        </draw:line>
        <draw:frame draw:style-name="gr4" draw:text-style-name="P5" draw:layer="layout" svg:width="1.12cm" svg:height="0.412cm" svg:x="96.134cm" svg:y="15.774cm">
          <draw:text-box>
            <text:p text:style-name="P4"><text:span text:style-name="T1">40000</text:span></text:p>
          </draw:text-box>
        </draw:frame>
        <draw:polygon draw:style-name="gr1" draw:text-style-name="P1" draw:layer="layout" svg:width="48.981cm" svg:height="6.102cm" svg:x="1.628cm" svg:y="17.851cm" svg:viewBox="0 0 48982 6103" draw:points="0,6103 48982,6103 48982,0 0,0">
          <text:p/>
        </draw:polygon>
        <draw:polygon draw:style-name="gr12" draw:text-style-name="P9" draw:layer="layout" svg:width="44.529cm" svg:height="4.239cm" svg:x="3.854cm" svg:y="19.072cm" svg:viewBox="0 0 44530 4240" draw:points="0,237 0,951 359,996 719,728 1078,641 1437,759 1796,643 2155,709 2514,709 2873,451 3232,567 3591,462 3950,628 4310,584 4669,422 5028,359 5387,446 5746,432 6105,600 6464,474 6823,789 7182,813 7541,792 7901,466 8260,510 8619,505 8978,460 9337,502 9696,538 10055,515 10414,709 10773,650 11132,510 11491,545 11851,636 12210,674 12569,419 12928,502 13287,428 13646,504 14005,569 14364,555 14723,637 15082,806 15442,725 15801,719 16160,787 16519,711 16878,602 17237,759 17596,625 17955,462 18314,585 18674,738 19034,711 19393,790 19752,790 20111,626 20470,636 20829,647 21188,692 21547,740 21906,903 22265,1090 22625,1138 22984,1266 23343,1626 23702,1418 24061,1637 24420,1553 24779,1321 25138,1416 25497,1524 25856,1411 26216,1259 26575,1125 26934,1396 27293,1347 27652,1534 28011,1680 28370,1948 28729,1433 29088,1332 29447,1403 29807,1346 30166,1301 30525,1584 30884,2512 31243,2645 31602,2675 31961,2646 32320,2829 32679,2509 33038,3195 33398,3202 33757,3205 34116,3758 34475,3753 34834,3831 35193,3638 35552,3719 35911,3740 36270,3998 36629,4173 36989,3946 37348,4240 37707,4155 38066,3760 38425,3939 38784,3753 39143,3536 39502,3751 39861,3689 40220,3754 40580,3754 40939,3752 41298,3265 41657,3203 42016,3635 42375,4001 42734,3943 43093,3866 43452,3819 43811,3742 44170,3911 44530,4179 44530,3648 44170,3627 43811,3539 43452,3391 43093,3215 42734,3478 42375,3326 42016,3465 41657,3023 41298,2953 40939,2991 40580,3078 40220,3291 39861,3205 39502,3298 39143,2525 38784,3194 38425,3205 38066,3509 37707,3506 37348,3900 36989,3923 36629,3595 36270,3595 35911,3274 35552,3613 35193,3447 34834,3649 34475,3592 34116,3504 33757,3041 33398,2949 33038,2497 32679,2480 32320,2327 31961,2370 31602,2429 31243,1975 30884,2127 30525,1529 30166,1169 29807,982 29447,1139 29088,1214 28729,1011 28370,1647 28011,1228 27652,1171 27293,1234 26934,992 26575,905 26216,930 25856,1002 25497,1051 25138,1080 24779,794 24420,880 24061,562 23702,834 23343,556 22984,549 22625,684 22265,692 21906,680 21547,647 21188,567 20829,491 20470,490 20111,436 19752,331 19393,459 19034,543 18674,324 18314,399 17955,327 17596,428 17237,568 16878,563 16519,547 16160,414 15801,387 15442,339 15082,480 14723,146 14364,214 14005,423 13646,387 13287,373 12928,3 12569,0 12210,126 11851,110 11491,327 11132,423 10773,377 10414,449 10055,447 9696,233 9337,265 8978,251 8619,284 8260,423 7901,54 7541,221 7182,333 6823,329 6464,355 6105,328 5746,162 5387,135 5028,77 4669,79 4310,110 3950,52 3591,324 3232,328 2873,423 2514,563 2155,567 1796,432 1437,452 1078,373 719,54 359,282">
          <text:p/>
        </draw:polygon>
        <draw:polygon draw:style-name="gr2" draw:text-style-name="P2" draw:layer="layout" svg:width="0cm" svg:height="0.123cm" svg:x="4.213cm" svg:y="23.953cm" svg:viewBox="0 0 0 124" draw:points="0,0 0,124">
          <text:p/>
        </draw:polygon>
        <draw:line draw:style-name="gr3" draw:text-style-name="P3" draw:layer="layout" svg:x1="4.213cm" svg:y1="23.953cm" svg:x2="4.213cm" svg:y2="24.077cm">
          <text:p/>
        </draw:line>
        <draw:frame draw:style-name="gr11" draw:text-style-name="P8" draw:layer="layout" svg:width="7.122cm" svg:height="0.822cm" svg:x="47.882cm" svg:y="8.618cm">
          <draw:text-box>
            <text:p text:style-name="P4"><text:span text:style-name="T2">Position of Motifsets</text:span></text:p>
          </draw:text-box>
        </draw:frame>
        <draw:polygon draw:style-name="gr2" draw:text-style-name="P2" draw:layer="layout" svg:width="0cm" svg:height="0.123cm" svg:x="11.395cm" svg:y="23.953cm" svg:viewBox="0 0 0 124" draw:points="0,0 0,124">
          <text:p/>
        </draw:polygon>
        <draw:line draw:style-name="gr3" draw:text-style-name="P3" draw:layer="layout" svg:x1="11.395cm" svg:y1="23.953cm" svg:x2="11.395cm" svg:y2="24.077cm">
          <text:p/>
        </draw:line>
        <draw:frame draw:style-name="gr4" draw:text-style-name="P5" draw:layer="layout" svg:width="1.34cm" svg:height="0.412cm" svg:x="3.541cm" svg:y="24.141cm">
          <draw:text-box>
            <text:p text:style-name="P4"><text:span text:style-name="T1">477700</text:span></text:p>
          </draw:text-box>
        </draw:frame>
        <draw:polygon draw:style-name="gr2" draw:text-style-name="P2" draw:layer="layout" svg:width="0cm" svg:height="0.123cm" svg:x="18.577cm" svg:y="23.953cm" svg:viewBox="0 0 0 124" draw:points="0,0 0,124">
          <text:p/>
        </draw:polygon>
        <draw:line draw:style-name="gr3" draw:text-style-name="P3" draw:layer="layout" svg:x1="18.577cm" svg:y1="23.953cm" svg:x2="18.577cm" svg:y2="24.077cm">
          <text:p/>
        </draw:line>
        <draw:frame draw:style-name="gr4" draw:text-style-name="P5" draw:layer="layout" svg:width="1.34cm" svg:height="0.412cm" svg:x="10.723cm" svg:y="24.141cm">
          <draw:text-box>
            <text:p text:style-name="P4"><text:span text:style-name="T1">477720</text:span></text:p>
          </draw:text-box>
        </draw:frame>
        <draw:polygon draw:style-name="gr2" draw:text-style-name="P2" draw:layer="layout" svg:width="0cm" svg:height="0.123cm" svg:x="25.759cm" svg:y="23.953cm" svg:viewBox="0 0 0 124" draw:points="0,0 0,124">
          <text:p/>
        </draw:polygon>
        <draw:line draw:style-name="gr3" draw:text-style-name="P3" draw:layer="layout" svg:x1="25.759cm" svg:y1="23.953cm" svg:x2="25.759cm" svg:y2="24.077cm">
          <text:p/>
        </draw:line>
        <draw:frame draw:style-name="gr4" draw:text-style-name="P5" draw:layer="layout" svg:width="1.34cm" svg:height="0.412cm" svg:x="17.905cm" svg:y="24.141cm">
          <draw:text-box>
            <text:p text:style-name="P4"><text:span text:style-name="T1">477740</text:span></text:p>
          </draw:text-box>
        </draw:frame>
        <draw:polygon draw:style-name="gr2" draw:text-style-name="P2" draw:layer="layout" svg:width="0cm" svg:height="0.123cm" svg:x="32.941cm" svg:y="23.953cm" svg:viewBox="0 0 0 124" draw:points="0,0 0,124">
          <text:p/>
        </draw:polygon>
        <draw:line draw:style-name="gr3" draw:text-style-name="P3" draw:layer="layout" svg:x1="32.941cm" svg:y1="23.953cm" svg:x2="32.941cm" svg:y2="24.077cm">
          <text:p/>
        </draw:line>
        <draw:frame draw:style-name="gr4" draw:text-style-name="P5" draw:layer="layout" svg:width="1.34cm" svg:height="0.412cm" svg:x="25.087cm" svg:y="24.141cm">
          <draw:text-box>
            <text:p text:style-name="P4"><text:span text:style-name="T1">477760</text:span></text:p>
          </draw:text-box>
        </draw:frame>
        <draw:polygon draw:style-name="gr2" draw:text-style-name="P2" draw:layer="layout" svg:width="0cm" svg:height="0.123cm" svg:x="40.123cm" svg:y="23.953cm" svg:viewBox="0 0 0 124" draw:points="0,0 0,124">
          <text:p/>
        </draw:polygon>
        <draw:line draw:style-name="gr3" draw:text-style-name="P3" draw:layer="layout" svg:x1="40.123cm" svg:y1="23.953cm" svg:x2="40.123cm" svg:y2="24.077cm">
          <text:p/>
        </draw:line>
        <draw:frame draw:style-name="gr4" draw:text-style-name="P5" draw:layer="layout" svg:width="1.34cm" svg:height="0.412cm" svg:x="32.269cm" svg:y="24.141cm">
          <draw:text-box>
            <text:p text:style-name="P4"><text:span text:style-name="T1">477780</text:span></text:p>
          </draw:text-box>
        </draw:frame>
        <draw:polygon draw:style-name="gr2" draw:text-style-name="P2" draw:layer="layout" svg:width="0cm" svg:height="0.123cm" svg:x="47.305cm" svg:y="23.953cm" svg:viewBox="0 0 0 124" draw:points="0,0 0,124">
          <text:p/>
        </draw:polygon>
        <draw:line draw:style-name="gr3" draw:text-style-name="P3" draw:layer="layout" svg:x1="47.305cm" svg:y1="23.953cm" svg:x2="47.305cm" svg:y2="24.077cm">
          <text:p/>
        </draw:line>
        <draw:frame draw:style-name="gr4" draw:text-style-name="P5" draw:layer="layout" svg:width="1.34cm" svg:height="0.412cm" svg:x="39.451cm" svg:y="24.141cm">
          <draw:text-box>
            <text:p text:style-name="P4"><text:span text:style-name="T1">477800</text:span></text:p>
          </draw:text-box>
        </draw:frame>
        <draw:frame draw:style-name="gr4" draw:text-style-name="P5" draw:layer="layout" svg:width="1.34cm" svg:height="0.412cm" svg:x="46.633cm" svg:y="24.141cm">
          <draw:text-box>
            <text:p text:style-name="P4"><text:span text:style-name="T1">477820</text:span></text:p>
          </draw:text-box>
        </draw:frame>
        <draw:polygon draw:style-name="gr2" draw:text-style-name="P2" draw:layer="layout" svg:width="0.123cm" svg:height="0cm" svg:x="1.504cm" svg:y="23.22cm" svg:viewBox="0 0 124 0" draw:points="124,0 0,0">
          <text:p/>
        </draw:polygon>
        <draw:line draw:style-name="gr3" draw:text-style-name="P3" draw:layer="layout" svg:x1="1.628cm" svg:y1="23.22cm" svg:x2="1.504cm" svg:y2="23.22cm">
          <text:p/>
        </draw:line>
        <draw:frame draw:style-name="gr4" draw:text-style-name="P5" draw:layer="layout" svg:width="0.794cm" svg:height="0.412cm" svg:x="25.72cm" svg:y="24.623cm">
          <draw:text-box>
            <text:p text:style-name="P4"><text:span text:style-name="T1">time</text:span></text:p>
          </draw:text-box>
        </draw:frame>
        <draw:polygon draw:style-name="gr2" draw:text-style-name="P2" draw:layer="layout" svg:width="0.123cm" svg:height="0cm" svg:x="1.504cm" svg:y="21.907cm" svg:viewBox="0 0 124 0" draw:points="124,0 0,0">
          <text:p/>
        </draw:polygon>
        <draw:line draw:style-name="gr3" draw:text-style-name="P3" draw:layer="layout" svg:x1="1.628cm" svg:y1="21.907cm" svg:x2="1.504cm" svg:y2="21.907cm">
          <text:p/>
        </draw:line>
        <draw:frame draw:style-name="gr4" draw:text-style-name="P5" draw:layer="layout" svg:width="0.514cm" svg:height="0.412cm" svg:x="0.862cm" svg:y="23.027cm">
          <draw:text-box>
            <text:p text:style-name="P4"><text:span text:style-name="T1">−</text:span><text:span text:style-name="T1">2</text:span></text:p>
          </draw:text-box>
        </draw:frame>
        <draw:polygon draw:style-name="gr2" draw:text-style-name="P2" draw:layer="layout" svg:width="0.123cm" svg:height="0cm" svg:x="1.504cm" svg:y="20.593cm" svg:viewBox="0 0 124 0" draw:points="124,0 0,0">
          <text:p/>
        </draw:polygon>
        <draw:line draw:style-name="gr3" draw:text-style-name="P3" draw:layer="layout" svg:x1="1.628cm" svg:y1="20.593cm" svg:x2="1.504cm" svg:y2="20.593cm">
          <text:p/>
        </draw:line>
        <draw:frame draw:style-name="gr4" draw:text-style-name="P5" draw:layer="layout" svg:width="0.514cm" svg:height="0.412cm" svg:x="0.862cm" svg:y="21.714cm">
          <draw:text-box>
            <text:p text:style-name="P4"><text:span text:style-name="T1">−</text:span><text:span text:style-name="T1">1</text:span></text:p>
          </draw:text-box>
        </draw:frame>
        <draw:polygon draw:style-name="gr2" draw:text-style-name="P2" draw:layer="layout" svg:width="0.123cm" svg:height="0cm" svg:x="1.504cm" svg:y="19.28cm" svg:viewBox="0 0 124 0" draw:points="124,0 0,0">
          <text:p/>
        </draw:polygon>
        <draw:line draw:style-name="gr3" draw:text-style-name="P3" draw:layer="layout" svg:x1="1.628cm" svg:y1="19.28cm" svg:x2="1.504cm" svg:y2="19.28cm">
          <text:p/>
        </draw:line>
        <draw:frame draw:style-name="gr4" draw:text-style-name="P5" draw:layer="layout" svg:width="0.352cm" svg:height="0.412cm" svg:x="1.157cm" svg:y="20.4cm">
          <draw:text-box>
            <text:p text:style-name="P4"><text:span text:style-name="T1">0</text:span></text:p>
          </draw:text-box>
        </draw:frame>
        <draw:polygon draw:style-name="gr2" draw:text-style-name="P2" draw:layer="layout" svg:width="0.123cm" svg:height="0cm" svg:x="1.504cm" svg:y="17.966cm" svg:viewBox="0 0 124 0" draw:points="124,0 0,0">
          <text:p/>
        </draw:polygon>
        <draw:line draw:style-name="gr3" draw:text-style-name="P3" draw:layer="layout" svg:x1="1.628cm" svg:y1="17.966cm" svg:x2="1.504cm" svg:y2="17.966cm">
          <text:p/>
        </draw:line>
        <draw:frame draw:style-name="gr4" draw:text-style-name="P5" draw:layer="layout" svg:width="0.352cm" svg:height="0.412cm" svg:x="1.157cm" svg:y="19.087cm">
          <draw:text-box>
            <text:p text:style-name="P4"><text:span text:style-name="T1">1</text:span></text:p>
          </draw:text-box>
        </draw:frame>
        <draw:frame draw:style-name="gr4" draw:text-style-name="P5" draw:layer="layout" svg:width="0.352cm" svg:height="0.412cm" svg:x="1.157cm" svg:y="17.773cm">
          <draw:text-box>
            <text:p text:style-name="P4"><text:span text:style-name="T1">2</text:span></text:p>
          </draw:text-box>
        </draw:frame>
        <draw:polyline draw:style-name="gr13" draw:text-style-name="P3" draw:layer="layout" svg:width="44.529cm" svg:height="3.812cm" svg:x="3.854cm" svg:y="19.33cm" svg:viewBox="0 0 44530 3813" draw:points="0,374 359,381 719,202 1078,259 1437,321 1796,289 2155,380 2514,350 2873,179 3232,234 3591,204 3950,78 4310,160 4669,30 5028,0 5387,33 5746,71 6105,263 6464,172 6823,260 7182,311 7541,290 7901,85 8260,209 8619,136 8978,99 9337,140 9696,183 10055,216 10414,321 10773,220 11132,209 11491,172 11851,190 12210,146 12569,91 12928,30 13287,150 13646,172 14005,238 14364,195 14723,155 15082,385 15442,242 15801,296 16160,274 16519,370 16878,307 17237,380 17596,263 17955,136 18314,234 18674,326 19034,370 19393,356 19752,326 20111,300 20470,300 20829,311 21188,416 21547,436 21906,534 22265,615 22625,596 22984,724 23343,735 23702,797 24061,906 24420,954 24779,817 25138,904 25497,970 25856,750 26216,837 26575,769 26934,995 27293,988 27652,1127 28011,1200 28370,1511 28729,957 29088,1074 29447,1001 29807,967 30166,1043 30525,1300 30884,2025 31243,2119 31602,2310 31961,2244 32320,2335 32679,2234 33038,2474 33398,2776 33757,2864 34116,3376 34475,3409 34834,3490 35193,3271 35552,3362 35911,3247 36270,3448 36629,3557 36989,3677 37348,3813 37707,3578 38066,3365 38425,3236 38784,3123 39143,2874 39502,3086 39861,3221 40220,3189 40580,3006 40939,3065 41298,2894 41657,2824 42016,3293 42375,3397 42734,3423 43093,3287 43452,3280 43811,3341 44170,3480 44530,3653">
          <text:p/>
        </draw:polyline>
        <draw:line draw:style-name="gr8" draw:text-style-name="P3" draw:layer="layout" svg:x1="1.628cm" svg:y1="23.953cm" svg:x2="1.628cm" svg:y2="17.851cm">
          <text:p/>
        </draw:line>
        <draw:line draw:style-name="gr8" draw:text-style-name="P3" draw:layer="layout" svg:x1="1.628cm" svg:y1="23.953cm" svg:x2="50.609cm" svg:y2="23.953cm">
          <text:p/>
        </draw:line>
        <draw:frame draw:style-name="gr4" draw:text-style-name="P5" draw:layer="layout" svg:width="0.959cm" svg:height="0.412cm" draw:transform="rotate (1.5707963267949) translate (0.32cm 21.385cm)">
          <draw:text-box>
            <text:p text:style-name="P4"><text:span text:style-name="T1">value</text:span></text:p>
          </draw:text-box>
        </draw:frame>
        <draw:frame draw:style-name="gr14" draw:text-style-name="P10" draw:layer="layout" svg:width="3.046cm" svg:height="0.653cm" svg:x="24.591cm" svg:y="16.484cm">
          <draw:text-box>
            <text:p text:style-name="P4"><text:span text:style-name="T3">Motif Set 1</text:span></text:p>
          </draw:text-box>
        </draw:frame>
        <draw:polygon draw:style-name="gr1" draw:text-style-name="P1" draw:layer="layout" svg:width="48.981cm" svg:height="6.102cm" svg:x="52.237cm" svg:y="17.851cm" svg:viewBox="0 0 48982 6103" draw:points="0,6103 48982,6103 48982,0 0,0">
          <text:p/>
        </draw:polygon>
        <draw:polygon draw:style-name="gr15" draw:text-style-name="P11" draw:layer="layout" svg:width="44.528cm" svg:height="5.547cm" svg:x="54.464cm" svg:y="18.129cm" svg:viewBox="0 0 44529 5548" draw:points="0,3213 0,3534 359,3692 718,3530 1077,3726 1436,3745 1795,3751 2154,3829 2514,3673 2873,3651 3232,3471 3591,3180 3950,2940 4309,2957 4668,3427 5027,3886 5386,4450 5745,5012 6105,5548 6464,5517 6823,5026 7182,4376 7541,3659 7900,3412 8259,3363 8618,3615 8977,3832 9336,3973 9696,4053 10055,4038 10414,4080 10773,4010 11132,3771 11491,3442 11850,3258 12209,3074 12569,3100 12928,3227 13287,3791 13647,4527 14006,4950 14365,5280 14724,5272 15083,4788 15442,3797 15801,2864 16160,2792 16519,2836 16878,2943 17238,2963 17597,2976 17956,3046 18315,3102 18674,3064 19033,2926 19392,2693 19751,2445 20110,2306 20469,1945 20829,1942 21188,2157 21547,2380 21906,2796 22265,3617 22624,4220 22983,4397 23342,3887 23701,2696 24060,2146 24420,1838 24779,1929 25138,1692 25497,1816 25856,1794 26215,1978 26574,1983 26933,1764 27292,1803 27651,1708 28011,1447 28370,1109 28729,742 29088,687 29447,852 29806,1220 30165,1803 30524,2171 30883,2649 31242,3083 31602,3111 31961,2247 32320,1233 32679,862 33038,959 33397,1146 33756,1075 34115,1281 34474,1379 34833,1441 35193,1333 35552,1292 35911,970 36270,777 36629,556 36988,486 37347,298 37706,416 38065,680 38424,1289 38784,1840 39143,2134 39502,2573 39861,3111 40220,2983 40579,2326 40938,1929 41297,1240 41656,1296 42015,1341 42374,1464 42734,1501 43093,1573 43452,1598 43811,1550 44170,1485 44529,1653 44529,993 44170,1126 43811,1088 43452,1223 43093,1305 42734,1147 42374,1283 42015,1058 41656,1020 41297,1001 40938,1104 40579,1761 40220,2280 39861,2546 39502,2072 39143,1693 38784,1502 38424,895 38065,321 37706,28 37347,0 36988,15 36629,220 36270,594 35911,727 35552,1028 35193,1085 34833,1220 34474,1197 34115,982 33756,777 33397,591 33038,632 32679,580 32320,720 31961,1748 31602,2744 31242,2568 30883,2234 30524,1880 30165,1505 29806,807 29447,590 29088,267 28729,323 28370,660 28011,1073 27651,1390 27292,1628 26933,1549 26574,1671 26215,1662 25856,1686 25497,1596 25138,1472 24779,1544 24420,1349 24060,1313 23701,1926 23342,3228 22983,3801 22624,3800 22265,3209 21906,2414 21547,2098 21188,1610 20829,1599 20469,1691 20110,2079 19751,2067 19392,2181 19033,2665 18674,2773 18315,2862 17956,2776 17597,2809 17238,2755 16878,2730 16519,2601 16160,2621 15801,2578 15442,3279 15083,4353 14724,4907 14365,5014 14006,4628 13647,4162 13287,3554 12928,2976 12569,2730 12209,2849 11850,3077 11491,3222 11132,3631 10773,3825 10414,3893 10055,3796 9696,3802 9336,3672 8977,3451 8618,3345 8259,3028 7900,3186 7541,3233 7182,3807 6823,4438 6464,4904 6105,5178 5745,4665 5386,4285 5027,3409 4668,2973 4309,2511 3950,2544 3591,2830 3232,2885 2873,3394 2514,3413 2154,3549 1795,3507 1436,3292 1077,3343 718,3184 359,3155">
          <text:p/>
        </draw:polygon>
        <draw:polygon draw:style-name="gr2" draw:text-style-name="P2" draw:layer="layout" svg:width="0cm" svg:height="0.123cm" svg:x="54.823cm" svg:y="23.953cm" svg:viewBox="0 0 0 124" draw:points="0,0 0,124">
          <text:p/>
        </draw:polygon>
        <draw:line draw:style-name="gr3" draw:text-style-name="P3" draw:layer="layout" svg:x1="54.823cm" svg:y1="23.953cm" svg:x2="54.823cm" svg:y2="24.077cm">
          <text:p/>
        </draw:line>
        <draw:frame draw:style-name="gr14" draw:text-style-name="P10" draw:layer="layout" svg:width="3.215cm" svg:height="0.653cm" svg:x="24.506cm" svg:y="17.116cm">
          <draw:text-box>
            <text:p text:style-name="P4"><text:span text:style-name="T3">k=3, l=125</text:span></text:p>
          </draw:text-box>
        </draw:frame>
        <draw:polygon draw:style-name="gr2" draw:text-style-name="P2" draw:layer="layout" svg:width="0cm" svg:height="0.123cm" svg:x="62.005cm" svg:y="23.953cm" svg:viewBox="0 0 0 124" draw:points="0,0 0,124">
          <text:p/>
        </draw:polygon>
        <draw:line draw:style-name="gr3" draw:text-style-name="P3" draw:layer="layout" svg:x1="62.005cm" svg:y1="23.953cm" svg:x2="62.005cm" svg:y2="24.077cm">
          <text:p/>
        </draw:line>
        <draw:frame draw:style-name="gr4" draw:text-style-name="P5" draw:layer="layout" svg:width="1.34cm" svg:height="0.412cm" svg:x="54.15cm" svg:y="24.141cm">
          <draw:text-box>
            <text:p text:style-name="P4"><text:span text:style-name="T1">477700</text:span></text:p>
          </draw:text-box>
        </draw:frame>
        <draw:polygon draw:style-name="gr2" draw:text-style-name="P2" draw:layer="layout" svg:width="0cm" svg:height="0.123cm" svg:x="69.187cm" svg:y="23.953cm" svg:viewBox="0 0 0 124" draw:points="0,0 0,124">
          <text:p/>
        </draw:polygon>
        <draw:line draw:style-name="gr3" draw:text-style-name="P3" draw:layer="layout" svg:x1="69.187cm" svg:y1="23.953cm" svg:x2="69.187cm" svg:y2="24.077cm">
          <text:p/>
        </draw:line>
        <draw:frame draw:style-name="gr4" draw:text-style-name="P5" draw:layer="layout" svg:width="1.34cm" svg:height="0.412cm" svg:x="61.332cm" svg:y="24.141cm">
          <draw:text-box>
            <text:p text:style-name="P4"><text:span text:style-name="T1">477720</text:span></text:p>
          </draw:text-box>
        </draw:frame>
        <draw:polygon draw:style-name="gr2" draw:text-style-name="P2" draw:layer="layout" svg:width="0cm" svg:height="0.123cm" svg:x="76.369cm" svg:y="23.953cm" svg:viewBox="0 0 0 124" draw:points="0,0 0,124">
          <text:p/>
        </draw:polygon>
        <draw:line draw:style-name="gr3" draw:text-style-name="P3" draw:layer="layout" svg:x1="76.369cm" svg:y1="23.953cm" svg:x2="76.369cm" svg:y2="24.077cm">
          <text:p/>
        </draw:line>
        <draw:frame draw:style-name="gr4" draw:text-style-name="P5" draw:layer="layout" svg:width="1.34cm" svg:height="0.412cm" svg:x="68.514cm" svg:y="24.141cm">
          <draw:text-box>
            <text:p text:style-name="P4"><text:span text:style-name="T1">477740</text:span></text:p>
          </draw:text-box>
        </draw:frame>
        <draw:polygon draw:style-name="gr2" draw:text-style-name="P2" draw:layer="layout" svg:width="0cm" svg:height="0.123cm" svg:x="83.551cm" svg:y="23.953cm" svg:viewBox="0 0 0 124" draw:points="0,0 0,124">
          <text:p/>
        </draw:polygon>
        <draw:line draw:style-name="gr3" draw:text-style-name="P3" draw:layer="layout" svg:x1="83.551cm" svg:y1="23.953cm" svg:x2="83.551cm" svg:y2="24.077cm">
          <text:p/>
        </draw:line>
        <draw:frame draw:style-name="gr4" draw:text-style-name="P5" draw:layer="layout" svg:width="1.34cm" svg:height="0.412cm" svg:x="75.696cm" svg:y="24.141cm">
          <draw:text-box>
            <text:p text:style-name="P4"><text:span text:style-name="T1">477760</text:span></text:p>
          </draw:text-box>
        </draw:frame>
        <draw:polygon draw:style-name="gr2" draw:text-style-name="P2" draw:layer="layout" svg:width="0cm" svg:height="0.123cm" svg:x="90.733cm" svg:y="23.953cm" svg:viewBox="0 0 0 124" draw:points="0,0 0,124">
          <text:p/>
        </draw:polygon>
        <draw:line draw:style-name="gr3" draw:text-style-name="P3" draw:layer="layout" svg:x1="90.733cm" svg:y1="23.953cm" svg:x2="90.733cm" svg:y2="24.077cm">
          <text:p/>
        </draw:line>
        <draw:frame draw:style-name="gr4" draw:text-style-name="P5" draw:layer="layout" svg:width="1.34cm" svg:height="0.412cm" svg:x="82.878cm" svg:y="24.141cm">
          <draw:text-box>
            <text:p text:style-name="P4"><text:span text:style-name="T1">477780</text:span></text:p>
          </draw:text-box>
        </draw:frame>
        <draw:polygon draw:style-name="gr2" draw:text-style-name="P2" draw:layer="layout" svg:width="0cm" svg:height="0.123cm" svg:x="97.915cm" svg:y="23.953cm" svg:viewBox="0 0 0 124" draw:points="0,0 0,124">
          <text:p/>
        </draw:polygon>
        <draw:line draw:style-name="gr3" draw:text-style-name="P3" draw:layer="layout" svg:x1="97.915cm" svg:y1="23.953cm" svg:x2="97.915cm" svg:y2="24.077cm">
          <text:p/>
        </draw:line>
        <draw:frame draw:style-name="gr4" draw:text-style-name="P5" draw:layer="layout" svg:width="1.34cm" svg:height="0.412cm" svg:x="90.06cm" svg:y="24.141cm">
          <draw:text-box>
            <text:p text:style-name="P4"><text:span text:style-name="T1">477800</text:span></text:p>
          </draw:text-box>
        </draw:frame>
        <draw:frame draw:style-name="gr4" draw:text-style-name="P5" draw:layer="layout" svg:width="1.34cm" svg:height="0.412cm" svg:x="97.242cm" svg:y="24.141cm">
          <draw:text-box>
            <text:p text:style-name="P4"><text:span text:style-name="T1">477820</text:span></text:p>
          </draw:text-box>
        </draw:frame>
        <draw:polygon draw:style-name="gr2" draw:text-style-name="P2" draw:layer="layout" svg:width="0.122cm" svg:height="0cm" svg:x="52.114cm" svg:y="23.22cm" svg:viewBox="0 0 123 0" draw:points="123,0 0,0">
          <text:p/>
        </draw:polygon>
        <draw:line draw:style-name="gr3" draw:text-style-name="P3" draw:layer="layout" svg:x1="52.237cm" svg:y1="23.22cm" svg:x2="52.114cm" svg:y2="23.22cm">
          <text:p/>
        </draw:line>
        <draw:frame draw:style-name="gr4" draw:text-style-name="P5" draw:layer="layout" svg:width="0.794cm" svg:height="0.412cm" svg:x="76.33cm" svg:y="24.623cm">
          <draw:text-box>
            <text:p text:style-name="P4"><text:span text:style-name="T1">time</text:span></text:p>
          </draw:text-box>
        </draw:frame>
        <draw:polygon draw:style-name="gr2" draw:text-style-name="P2" draw:layer="layout" svg:width="0.122cm" svg:height="0cm" svg:x="52.114cm" svg:y="21.907cm" svg:viewBox="0 0 123 0" draw:points="123,0 0,0">
          <text:p/>
        </draw:polygon>
        <draw:line draw:style-name="gr3" draw:text-style-name="P3" draw:layer="layout" svg:x1="52.237cm" svg:y1="21.907cm" svg:x2="52.114cm" svg:y2="21.907cm">
          <text:p/>
        </draw:line>
        <draw:frame draw:style-name="gr4" draw:text-style-name="P5" draw:layer="layout" svg:width="0.514cm" svg:height="0.412cm" svg:x="51.471cm" svg:y="23.027cm">
          <draw:text-box>
            <text:p text:style-name="P4"><text:span text:style-name="T1">−</text:span><text:span text:style-name="T1">2</text:span></text:p>
          </draw:text-box>
        </draw:frame>
        <draw:polygon draw:style-name="gr2" draw:text-style-name="P2" draw:layer="layout" svg:width="0.122cm" svg:height="0cm" svg:x="52.114cm" svg:y="20.593cm" svg:viewBox="0 0 123 0" draw:points="123,0 0,0">
          <text:p/>
        </draw:polygon>
        <draw:line draw:style-name="gr3" draw:text-style-name="P3" draw:layer="layout" svg:x1="52.237cm" svg:y1="20.593cm" svg:x2="52.114cm" svg:y2="20.593cm">
          <text:p/>
        </draw:line>
        <draw:frame draw:style-name="gr4" draw:text-style-name="P5" draw:layer="layout" svg:width="0.514cm" svg:height="0.412cm" svg:x="51.471cm" svg:y="21.714cm">
          <draw:text-box>
            <text:p text:style-name="P4"><text:span text:style-name="T1">−</text:span><text:span text:style-name="T1">1</text:span></text:p>
          </draw:text-box>
        </draw:frame>
        <draw:polygon draw:style-name="gr2" draw:text-style-name="P2" draw:layer="layout" svg:width="0.122cm" svg:height="0cm" svg:x="52.114cm" svg:y="19.28cm" svg:viewBox="0 0 123 0" draw:points="123,0 0,0">
          <text:p/>
        </draw:polygon>
        <draw:line draw:style-name="gr3" draw:text-style-name="P3" draw:layer="layout" svg:x1="52.237cm" svg:y1="19.28cm" svg:x2="52.114cm" svg:y2="19.28cm">
          <text:p/>
        </draw:line>
        <draw:frame draw:style-name="gr4" draw:text-style-name="P5" draw:layer="layout" svg:width="0.352cm" svg:height="0.412cm" svg:x="51.767cm" svg:y="20.4cm">
          <draw:text-box>
            <text:p text:style-name="P4"><text:span text:style-name="T1">0</text:span></text:p>
          </draw:text-box>
        </draw:frame>
        <draw:polygon draw:style-name="gr2" draw:text-style-name="P2" draw:layer="layout" svg:width="0.122cm" svg:height="0cm" svg:x="52.114cm" svg:y="17.966cm" svg:viewBox="0 0 123 0" draw:points="123,0 0,0">
          <text:p/>
        </draw:polygon>
        <draw:line draw:style-name="gr3" draw:text-style-name="P3" draw:layer="layout" svg:x1="52.237cm" svg:y1="17.966cm" svg:x2="52.114cm" svg:y2="17.966cm">
          <text:p/>
        </draw:line>
        <draw:frame draw:style-name="gr4" draw:text-style-name="P5" draw:layer="layout" svg:width="0.352cm" svg:height="0.412cm" svg:x="51.767cm" svg:y="19.087cm">
          <draw:text-box>
            <text:p text:style-name="P4"><text:span text:style-name="T1">1</text:span></text:p>
          </draw:text-box>
        </draw:frame>
        <draw:frame draw:style-name="gr4" draw:text-style-name="P5" draw:layer="layout" svg:width="0.352cm" svg:height="0.412cm" svg:x="51.767cm" svg:y="17.773cm">
          <draw:text-box>
            <text:p text:style-name="P4"><text:span text:style-name="T1">2</text:span></text:p>
          </draw:text-box>
        </draw:frame>
        <draw:polyline draw:style-name="gr16" draw:text-style-name="P3" draw:layer="layout" svg:width="44.528cm" svg:height="5.16cm" svg:x="54.464cm" svg:y="18.296cm" svg:viewBox="0 0 44529 5161" draw:points="0,3168 359,3285 718,3189 1077,3294 1436,3364 1795,3417 2154,3503 2514,3346 2873,3357 3232,3099 3591,2784 3950,2604 4309,2626 4668,2948 5027,3470 5386,4186 5745,4664 6105,5161 6464,5145 6823,4544 7182,3693 7541,3231 7900,3066 8259,3088 8618,3329 8977,3538 9336,3661 9696,3716 10055,3719 10414,3812 10773,3693 11132,3493 11491,3149 11850,2985 12209,2825 12569,2805 12928,2940 13287,3542 13647,4135 14006,4567 14365,4945 14724,4941 15083,4437 15442,3387 15801,2626 16160,2509 16519,2534 16878,2668 17238,2708 17597,2733 17956,2770 18315,2782 18674,2739 19033,2596 19392,2268 19751,2107 20110,1981 20469,1693 20829,1570 21188,1738 21547,2043 21906,2531 22265,3244 22624,3795 22983,3875 23342,3332 23701,2265 24060,1539 24420,1455 24779,1487 25138,1476 25497,1535 25856,1602 26215,1680 26574,1666 26933,1504 27292,1525 27651,1348 28011,1052 28370,657 28729,375 29088,352 29447,518 29806,801 30165,1415 30524,1841 30883,2303 31242,2729 31602,2765 31961,1801 32320,965 32679,598 33038,580 33397,634 33756,760 34115,966 34474,1106 34833,1117 35193,1052 35552,946 35911,661 36270,540 36629,265 36988,0 37347,17 37706,108 38065,431 38424,931 38784,1462 39143,1851 39502,2281 39861,2590 40220,2440 40579,1866 40938,1179 41297,972 41656,982 42015,1071 42374,1176 42734,1219 43093,1278 43452,1273 43811,1187 44170,1142 44529,1128">
          <text:p/>
        </draw:polyline>
        <draw:line draw:style-name="gr8" draw:text-style-name="P3" draw:layer="layout" svg:x1="52.237cm" svg:y1="23.953cm" svg:x2="52.237cm" svg:y2="17.851cm">
          <text:p/>
        </draw:line>
        <draw:line draw:style-name="gr8" draw:text-style-name="P3" draw:layer="layout" svg:x1="52.237cm" svg:y1="23.953cm" svg:x2="101.218cm" svg:y2="23.953cm">
          <text:p/>
        </draw:line>
        <draw:frame draw:style-name="gr4" draw:text-style-name="P5" draw:layer="layout" svg:width="0.959cm" svg:height="0.412cm" draw:transform="rotate (1.5707963267949) translate (50.929cm 21.385cm)">
          <draw:text-box>
            <text:p text:style-name="P4"><text:span text:style-name="T1">value</text:span></text:p>
          </draw:text-box>
        </draw:frame>
        <draw:frame draw:style-name="gr14" draw:text-style-name="P10" draw:layer="layout" svg:width="3.046cm" svg:height="0.653cm" svg:x="75.2cm" svg:y="16.484cm">
          <draw:text-box>
            <text:p text:style-name="P4"><text:span text:style-name="T3">Motif Set 2</text:span></text:p>
          </draw:text-box>
        </draw:frame>
        <draw:frame draw:style-name="gr14" draw:text-style-name="P10" draw:layer="layout" svg:width="3.575cm" svg:height="0.653cm" svg:x="74.935cm" svg:y="17.116cm">
          <draw:text-box>
            <text:p text:style-name="P4"><text:span text:style-name="T3">k=10, l=125</text:span></text:p>
          </draw:text-box>
        </draw:frame>
        <draw:polyline draw:style-name="gr17" draw:text-style-name="P3" draw:layer="layout" svg:width="91.249cm" svg:height="5.031cm" svg:x="6cm" svg:y="1.468cm" svg:viewBox="0 0 91250 5032" draw:points="0,5015 24,5011 45,5012 47,5011 75,5012 140,5030 168,5030 188,5028 213,5030 267,5028 286,5030 1288,5028 1298,5026 1320,5027 1347,5030 1361,5025 1379,5029 1452,5030 2325,5030 2351,5000 2361,4993 2388,4953 2414,4925 2460,4862 2523,4787 2545,4757 2610,4678 2647,4640 2659,4626 2857,4407 2890,4374 2930,4328 3100,4146 3135,4105 3169,4066 3252,3966 3268,3952 3341,3861 3372,3827 3428,3760 3505,3665 3647,3481 3673,3445 3890,3164 3953,3081 4016,3006 4054,2963 4119,2877 4135,2857 4236,2704 4317,2589 4459,2392 4473,2375 4522,2302 4575,2225 4696,2053 4712,2032 4791,1903 4852,1809 4919,1703 4984,1603 5429,1000 5451,977 5484,946 5500,931 5579,864 5597,851 5638,817 5644,815 5684,777 5702,766 5725,741 5773,699 5881,590 6245,264 6274,238 6310,204 6527,43 6571,26 6594,14 6654,1 6668,0 6691,3 6747,6 6873,21 6893,33 6944,81 7059,129 7065,129 7084,133 7120,130 7138,130 7175,116 7211,110 7239,98 7298,85 7347,67 7383,62 7424,50 7430,50 7482,36 7497,31 7574,13 7596,13 7612,14 7642,11 7667,18 7711,20 7713,22 7738,26 7754,26 7788,35 7821,33 7849,36 7877,33 7950,30 7975,34 7995,31 8173,29 8193,27 8209,28 8224,25 8276,27 8311,28 8327,33 8335,33 8357,27 8369,27 8426,26 8436,23 8446,25 8471,20 8497,22 8515,26 8542,26 8552,27 8614,34 8617,33 8639,34 8669,40 8673,40 8704,34 8734,32 8760,30 8770,31 8783,34 8811,32 8835,36 8862,39 8890,37 8930,34 8955,33 8975,32 8999,29 9017,30 9036,32 9060,27 9082,33 9129,38 9200,59 9265,89 9289,97 9303,103 9329,116 9348,119 9429,157 9471,182 9536,222 9574,255 9633,287 9704,335 9775,386 9834,426 9840,428 9866,443 9969,493 10024,537 10077,572 10103,596 10131,612 10174,646 10200,657 10222,671 10277,704 10309,719 10423,811 10471,855 10506,888 10542,915 10597,958 10777,1135 10787,1143 10955,1289 11010,1324 11053,1340 11091,1362 11119,1369 11186,1407 11205,1416 11229,1436 11283,1480 11407,1586 11409,1586 11466,1635 11492,1652 11599,1740 11650,1788 11682,1814 11780,1897 11885,1967 12140,2158 12207,2212 12229,2230 12294,2295 12409,2394 12430,2409 12529,2505 12586,2574 12699,2678 12857,2800 12906,2820 13333,3070 13394,3116 13412,3130 13436,3144 13511,3206 13813,3441 13837,3461 13871,3483 13898,3503 13908,3508 13985,3571 14009,3585 14027,3595 14040,3601 14064,3605 14088,3608 14100,3606 14129,3608 14159,3622 14208,3658 14246,3691 14366,3789 14550,3951 14611,3996 14692,4058 14736,4098 14775,4128 14841,4183 14870,4204 14916,4244 14961,4277 15334,4577 15522,4710 15654,4824 15692,4858 15769,4942 15828,5002 15856,5024 15888,5031 15890,5030 15917,5032 15921,5028 15953,5030 15963,5032 16235,5032 16257,5028 16279,5028 16297,5031 16316,5031 16348,5032 16648,5030 16676,5025 16767,5023 16802,5022 17269,5022 17278,5026 17292,5021 17308,5026 17320,5021 17332,5028 17346,5022 17363,5028 17377,5023 17385,5030 17389,5027 17403,5023 17421,5028 17434,5027 17442,5029 17464,5028 17494,5031 17519,5032 17547,5030 17569,5031 17602,5032 17620,5032 17644,5031 17709,5032 18375,5031 18383,5025 18406,5023 18428,5020 18456,5024 18478,5024 18495,5026 18521,5022 18537,5023 18584,5026 18604,5020 18657,5019 18740,4985 18774,4972 18784,4972 18817,4965 18867,4968 18983,4998 18993,5005 19017,5012 19070,5019 19076,5017 19108,5019 19133,5017 19161,5024 19189,5012 19214,5010 19240,4998 19258,4996 19286,4985 19347,4975 19367,4979 19398,4977 19420,4983 19422,4982 19450,4986 19475,4995 19495,4997 19580,5018 19598,5017 19637,5015 19641,5012 19669,5018 19689,5017 19710,5023 19714,5021 19736,5022 19760,5026 19797,5022 19815,5022 19864,5020 19872,5013 19910,5009 19945,4998 19973,4995 19997,4994 20007,4997 20111,5000 20147,5006 20163,5015 20173,5015 20208,5024 20228,5020 20244,5027 20252,5027 20281,5022 20319,5021 20341,5013 20362,5012 20386,5006 20445,4998 20499,4985 20526,4985 20554,4985 20566,4990 20609,4992 20629,4997 20663,5004 20684,5007 20702,5008 20730,5016 20746,5015 20773,5020 20801,5013 20854,5017 20900,5024 20919,5031 20971,5030 20989,5031 21002,5031 21022,5030 21332,5031 21488,4952 21540,4949 21575,4955 21587,4958 21615,4970 21652,4984 21668,4994 21696,5006 21725,5015 21731,5013 21759,5022 21787,5023 21814,5022 21834,5015 21856,5006 21868,5002 21899,4996 21990,4975 22016,4976 22047,4975 22061,4977 22099,4980 22117,4987 22146,4989 22192,4998 22269,5012 22279,5009 22310,5012 22328,5012 22352,5006 22377,5005 22403,4996 22445,4987 22563,4990 22581,4995 22622,4998 22642,4999 22652,4998 22701,4999 22735,5010 22784,5020 22802,5023 22830,5016 22863,5008 22883,5001 22905,4998 22929,4990 22990,4997 23017,5004 23021,5002 23089,5011 23112,5017 23132,5019 23146,5020 23164,5024 23197,5019 23233,5028 23258,5023 23276,5024 23282,5020 23308,5020 23330,5017 23373,5018 23415,5023 23476,5031 23505,5030 23525,5030 23539,5028 24341,5030 24383,5011 24481,5010 24509,5006 24533,5008 24556,5004 24582,5004 24641,4989 24667,4980 24693,4980 24718,4975 24770,4977 24790,4984 24811,4985 24827,4992 24851,5004 24876,5006 24912,5020 24916,5019 24936,5024 24973,5017 24993,5017 25084,4989 25145,4964 25165,4960 25189,4954 25248,4952 25295,4968 25303,4968 25339,4981 25355,4983 25372,4990 25400,5001 25408,5000 25436,5005 25447,5005 25483,4995 25501,4992 25542,4979 25560,4974 25586,4960 25609,4957 25637,4950 25645,4950 25673,4955 25704,4959 25767,4984 25811,5004 25906,5016 25920,5013 25939,5015 26001,5019 26139,4969 26167,4968 26176,4965 26202,4967 26238,4975 26257,4981 26279,4985 26299,4971 26321,4935 26370,4866 26419,4801 26435,4779 26471,4704 26491,4662 26534,4559 26647,4322 26684,4266 26785,4095 26842,4035 26892,4017 26913,4015 26929,4014 26949,4008 26959,4008 27012,4009 27038,4016 27061,4019 27133,4041 27152,4045 27176,4052 27190,4055 27206,4061 27229,4064 27263,4078 27279,4081 27308,4092 27419,4158 27443,4175 27500,4196 27526,4201 27553,4208 27573,4210 27652,4241 27672,4253 27757,4280 27771,4287 27836,4313 28000,4393 28033,4412 28067,4431 28091,4446 28124,4465 28148,4485 28178,4501 28217,4532 28255,4560 28310,4602 28367,4640 28490,4688 28510,4700 28539,4713 28731,4832 28760,4841 28798,4860 28851,4890 29041,4999 29134,5030 29256,5028 29272,5026 29280,5026 29310,5016 29322,5018 29333,5013 29351,5017 29375,5020 29434,5009 29462,5012 29495,5020 29511,5030 29551,5030 30076,5030 30090,5024 30122,5021 30135,5020 30163,5017 30183,5019 30191,5020 30220,5018 30236,5024 30256,5021 30278,5018 30284,5020 30355,5018 30384,5010 30404,5008 30430,5001 30456,5001 30485,4993 30513,4990 30542,4985 30616,4998 30649,5007 30657,5006 30732,5019 30809,5022 30825,5024 30841,5027 30868,5025 30888,5031 30898,5027 30914,5029 30953,5031 30995,5028 31013,5030 32356,5030 32423,4948 32477,4876 32486,4873 32528,4821 32585,4754 32593,4750 32621,4714 32631,4706 32666,4663 32704,4622 32781,4538 32795,4525 32848,4464 32935,4380 32988,4324 33051,4259 33077,4232 33166,4136 33318,3971 33385,3903 33415,3870 33551,3727 33636,3633 33660,3609 33737,3529 33771,3495 33881,3370 33907,3339 34016,3206 34061,3152 34158,3045 34207,2990 34652,2542 34723,2467 34780,2408 34818,2365 34849,2334 34881,2302 34942,2233 35033,2156 35063,2136 35078,2125 35100,2108 35128,2087 35155,2071 35185,2054 35258,2017 35335,1949 35357,1919 35402,1845 35430,1789 35466,1711 35521,1619 35556,1578 35600,1527 35713,1418 35752,1382 35776,1353 35803,1301 35841,1196 35928,1005 35969,968 36001,960 36042,944 36074,964 36082,969 36092,968 36106,973 36114,970 36151,939 36177,896 36183,897 36280,774 36327,740 36347,738 36370,737 36380,734 36457,748 36473,747 36497,757 36526,759 36564,766 36602,772 36623,777 36627,776 36657,780 36673,787 36700,779 36779,780 36821,757 36835,757 36858,750 36890,750 36920,741 36945,741 37032,732 37064,739 37129,741 37182,740 37212,732 37242,731 37271,720 37287,718 37325,702 37338,701 37421,684 37459,683 37465,677 37502,668 37593,591 37639,568 37712,563 37747,565 37763,577 37858,695 37919,798 37953,850 37967,848 37979,841 38004,802 38028,793 38040,799 38123,841 38148,845 38164,849 38182,848 38208,853 38235,849 38253,845 38287,847 38314,846 38352,858 38384,866 38441,855 38514,865 38563,882 38579,884 38603,893 38634,901 38642,900 38696,910 38731,908 38749,913 38804,914 38816,917 38824,920 38846,920 38887,934 38889,933 38907,940 38956,957 39156,1075 39184,1087 39310,1174 39604,1459 39636,1483 39683,1523 39721,1544 39751,1563 39905,1638 39942,1659 39950,1660 40007,1692 40013,1693 40043,1709 40088,1741 40122,1760 40158,1782 40189,1797 40231,1827 40272,1848 40310,1878 40347,1908 40405,1967 40966,2522 40999,2548 41035,2575 41066,2592 41114,2626 41139,2637 41169,2659 41177,2660 41355,2787 41426,2839 41539,2922 41556,2936 41584,2953 41799,3110 41938,3195 41985,3229 42003,3242 42048,3279 42086,3315 42157,3384 42214,3432 42246,3455 42279,3484 42339,3540 42609,3778 42651,3812 42815,3966 42949,4095 42965,4112 43022,4169 43105,4252 43236,4395 43317,4486 43490,4674 43542,4736 43733,4983 43773,5023 43801,5032 43828,5032 43887,5029 43903,5028 43937,5032 43992,5031 44014,5032 44028,5030 44051,5031 44075,5032 45863,5031 45968,4918 46035,4829 46053,4809 46094,4761 46175,4654 46533,4175 46566,4133 46677,3983 46762,3870 46821,3795 46855,3746 46871,3727 46985,3573 47096,3425 47135,3369 47199,3282 47337,3086 47404,2974 47471,2864 47665,2576 47764,2449 47803,2406 47835,2369 47866,2336 47945,2248 48014,2166 48050,2125 48125,2044 48151,2023 48180,1994 48194,1984 48230,1949 48248,1934 48331,1865 48348,1857 48392,1825 48447,1783 48536,1708 48538,1708 48572,1682 48621,1645 48702,1595 48730,1579 48749,1568 48775,1555 48807,1538 48834,1526 48858,1510 48882,1501 48919,1482 48925,1482 48988,1460 49004,1456 49032,1448 49054,1444 49089,1432 49105,1429 49131,1417 49166,1407 49182,1399 49322,1348 49344,1333 49362,1324 49399,1305 49419,1302 49437,1296 49465,1299 49472,1300 49498,1295 49526,1297 49640,1275 49749,1260 49763,1261 49794,1257 49818,1260 49834,1258 49852,1260 49873,1262 49901,1260 49917,1262 49943,1264 49976,1271 49990,1275 50010,1276 50073,1290 50097,1296 50118,1299 50136,1299 50182,1303 50201,1297 50217,1291 50229,1292 50265,1281 50282,1282 50304,1279 50330,1273 50350,1274 50371,1268 50429,1271 50502,1295 50523,1307 50537,1309 50658,1391 50709,1432 50719,1437 50944,1591 50968,1599 51007,1630 51033,1643 51096,1699 51132,1735 51156,1763 51189,1793 51331,1927 51359,1948 51395,1975 51422,1999 51466,2036 51484,2053 51539,2114 51567,2138 51655,2214 51697,2255 51727,2274 51768,2308 51808,2333 51855,2370 51877,2385 51958,2451 51972,2460 52009,2491 52037,2509 52084,2545 52102,2553 52139,2583 52386,2815 52531,2974 52556,2996 52857,3243 52878,3257 52914,3287 52938,3299 53096,3401 53125,3418 53153,3438 53175,3452 53347,3565 53570,3680 53584,3682 53617,3698 53651,3720 53676,3734 53761,3785 53846,3821 53852,3821 53904,3836 53923,3840 53977,3866 54004,3876 54022,3882 54054,3897 54095,3922 54145,3950 54368,4077 54411,4106 54451,4136 54613,4261 54700,4333 54724,4352 54803,4415 54848,4449 54903,4493 54935,4518 55026,4591 55077,4633 55119,4664 55148,4687 55208,4735 55338,4835 55368,4855 55411,4889 55458,4919 55490,4941 55524,4964 55559,4984 55599,5009 55640,5024 55660,5025 55674,5031 56699,5029 56733,5016 56816,5000 56847,5002 56879,4994 56897,4996 56930,4994 56970,4999 56988,4999 57013,5001 57029,5000 57112,5005 57124,5001 57173,5003 57254,5019 57317,5010 57349,5001 57400,5004 57436,5007 57454,5007 57481,5009 57509,5015 57517,5017 57535,5017 57608,5023 57626,5023 57657,5026 57677,5021 57699,5022 57736,5020 57782,5019 57875,5023 57892,5021 57912,5025 57928,5030 57965,5031 58013,5030 58058,5031 58102,5030 58141,5031 58165,5031 58195,5030 58238,5031 58311,5028 58378,4999 58521,4961 58540,4959 58572,4957 58596,4964 58623,4970 58643,4979 58663,4980 58768,5008 58787,5008 58864,5016 58880,5012 58908,5020 58933,5015 58955,5020 58969,5022 58987,5018 59007,5020 59042,5024 59078,5018 59115,5005 59129,5006 59155,5001 59178,5006 59329,5023 59348,5025 59362,5020 59485,5019 59500,5016 59516,5021 59554,5023 59603,5012 59611,5013 59655,5002 59664,5002 59690,4994 59710,4994 59728,4994 59745,4994 59755,4994 59777,5000 59803,5003 59828,5013 59876,5022 59905,5017 60012,5023 60032,5024 60036,5025 60067,5020 60091,5013 60113,5012 60119,5008 60148,5001 60174,4998 60200,4997 60305,5008 60320,5012 60360,5013 60374,5017 60395,5016 60421,5022 60474,5021 60484,5018 60563,5021 60585,5015 60619,5019 60648,5017 60666,5015 60702,5012 60745,5009 60747,5008 60781,5013 60802,5017 60852,5019 60937,5031 60960,5026 60970,5023 60978,5026 61000,5018 61041,5017 61061,5019 61089,5017 61136,5030 61160,5030 61194,5028 61201,5024 61215,5024 61243,5016 61399,5017 61417,5018 61472,5019 61498,5021 61520,5024 61535,5017 61567,4995 61591,4989 61618,4982 61628,4981 61654,4984 61674,4986 61707,4998 61717,4998 61816,5018 61826,5015 61861,5017 61873,5015 61893,5012 61909,5015 61940,5008 61960,5011 61964,5012 61982,5011 62069,5009 62100,5006 62126,5007 62128,5005 62156,5003 62164,5005 62199,5002 62211,5005 62304,5006 62322,5013 62403,5017 62424,5021 62458,5019 62476,5023 62493,5017 62669,5020 62685,5028 62810,5025 62814,5022 62831,5023 62871,5009 62885,5009 62914,5004 62962,5002 62979,5001 62997,5003 63025,4998 63080,4999 63120,5008 63136,5009 63189,5009 63213,5018 63252,5017 63260,5020 63424,5020 63465,5006 63481,5005 63499,4997 63556,4985 63610,4994 63683,5018 63697,5016 63720,5020 63738,5024 63754,5021 63787,5020 63805,5022 63825,5019 63859,5020 63872,5019 63906,5015 63918,5017 63934,5018 63961,5013 63987,5020 63989,5019 64056,5016 64108,4999 64141,4993 64159,4992 64181,4992 64266,5001 64295,5010 64311,5008 64392,5020 64418,5025 64578,5001 64601,4992 64623,4989 64651,4980 64675,4983 64700,4982 64884,5022 64896,5018 64921,5021 64953,5020 64969,5017 64993,5012 65020,5013 65048,5020 65097,5021 65115,5024 65139,5030 65206,5028 65226,5030 65240,5030 65540,5030 65556,5026 65591,5005 65645,4977 65714,4960 65739,4961 65759,4966 65812,4951 65838,4946 65880,4943 65897,4942 65921,4942 65947,4940 65969,4942 66014,4943 66032,4942 66059,4943 66083,4947 66105,4945 66125,4949 66146,4948 66172,4947 66190,4951 66206,4949 66237,4952 66261,4952 66271,4951 66306,4960 66318,4960 66393,4980 66407,4990 66443,4998 66466,5006 66484,5006 66516,5015 66534,5010 66692,4978 66745,4983 66830,4977 66846,4974 66889,4975 66901,4975 66913,4975 66937,4982 66962,4984 67000,5001 67033,5002 67049,5007 67075,5005 67087,5005 67106,5008 67158,5017 67180,5012 67197,5015 67201,5012 67225,5015 67249,5019 67266,5013 67326,5017 67351,5016 67369,5013 67397,5002 67415,5001 67454,4993 67476,4996 67498,4993 67513,4994 67539,5001 67561,5001 67585,5009 67610,5010 67632,5017 67648,5015 67677,5020 67697,5019 67713,5020 67741,5023 67768,5020 67794,5022 67847,5023 67871,5017 67885,5013 67909,5013 67966,5003 68045,5020 68059,5019 68088,5029 68124,5030 68150,5027 68175,5030 68193,5028 68205,5031 68233,5029 68278,5030 68327,5030 68343,5030 68381,5029 68398,5031 68416,5030 69104,5030 69118,5025 69151,5022 69155,5020 69183,5024 69195,5020 69228,5022 69246,5021 69266,5018 69289,5006 69291,5007 69327,4994 69355,4980 69446,4950 69491,4956 69513,4964 69580,4990 69592,4995 69627,5009 69631,5009 69657,5016 69677,5017 69696,5024 69712,5021 69736,5024 69809,5010 69821,5005 69849,5000 69878,4989 69916,4981 69951,4986 70050,4990 70066,4992 70088,4994 70137,4998 70151,5001 70169,5003 70188,5000 70238,5000 70252,4999 70269,5002 70297,5004 70307,5007 70325,5005 70331,5006 70362,5018 70388,5017 70410,5023 70414,5021 70449,5021 70461,5023 70497,5021 70528,5013 70562,5011 70589,5006 70611,5005 70633,4998 70696,5001 70722,5006 70745,5004 70797,5002 70819,5001 70834,4999 70868,4994 70878,4997 70913,4996 70945,5003 70973,5004 71014,5009 71034,5009 71062,5011 71089,5011 71111,5010 71125,5006 71226,4994 71249,4992 71265,4993 71291,4989 71358,4990 71368,4993 71391,4989 71455,4995 71484,4998 71508,5001 71526,5004 71557,5007 71563,5011 71585,5011 71591,5010 71646,5017 71717,4993 71747,4991 71757,4993 71779,4989 71802,4990 71814,4990 71840,4983 71860,4986 71874,4983 71903,4981 71933,4982 71947,4979 72004,4980 72022,4986 72041,4990 72047,4991 72067,5002 72083,5005 72176,5020 72203,5011 72284,5018 72308,5012 72330,5016 72363,5012 72383,5007 72405,5008 72510,5020 72543,5029 72849,5028 72855,5023 72869,5024 72887,5020 72895,5018 72919,5018 72923,5017 72952,5024 72986,5024 72998,5026 73019,5023 73033,5026 73065,5028 73069,5026 73126,5026 73150,5020 73177,5006 73209,4991 73215,4990 73243,4979 73262,4978 73310,4981 73452,5018 73488,5020 73533,5028 73551,5025 73576,5018 73600,5022 73626,5019 73681,5016 73725,5006 73798,4982 73827,4982 73863,4985 73893,4996 73900,4995 73956,5009 73972,5011 74007,5013 74009,5012 74027,5018 74055,5016 74084,5016 74100,5011 74147,5019 74159,5024 74230,5021 74250,5023 74274,5020 74329,5017 74367,5006 74392,5003 74422,4998 74444,4998 74465,4994 74475,4993 74497,4998 74511,4998 74541,5005 74548,5008 74570,5008 74677,5024 74689,5020 74758,5024 74833,5007 74851,5006 74884,4999 74894,4998 74985,4992 75003,4998 75025,4998 75115,5017 75141,5010 75159,5012 75183,5004 75218,5004 75240,4998 75268,5000 75408,5016 75445,5017 75469,5021 75501,5019 75515,5022 75552,5018 75617,5020 75633,5023 75665,5020 75700,5018 75761,5030 75807,5030 76206,5030 76220,5023 76230,5023 76257,5011 76275,5004 76372,4964 76388,4961 76429,4948 76439,4947 76471,4936 76494,4936 76530,4938 76556,4944 76581,4946 76605,4954 76625,4956 76641,4958 76662,4965 76759,4968 76785,4970 76816,4974 76822,4977 76858,4979 76949,4992 76971,4993 76990,4994 77004,4990 77022,4985 77036,4986 77061,4979 77115,4981 77146,4992 77150,4991 77174,4996 77192,5003 77204,5005 77231,5017 77251,5019 77275,5024 77287,5020 77324,5018 77350,5022 77368,5018 77399,5012 77423,5009 77543,4971 77599,4974 77628,4979 77652,4987 77682,4996 77707,5005 77727,5016 77753,5017 77794,5024 77818,5025 77873,5021 77897,5025 78045,4982 78116,4985 78136,4991 78154,4994 78205,5001 78225,5007 78278,5005 78292,5000 78332,5001 78349,4999 78373,5002 78409,5012 78438,5016 78466,5021 78500,5025 78531,5026 78561,5029 78585,5029 78610,5030 78685,5030 78695,5024 78711,5024 78745,5015 78764,5016 78766,5013 78784,5010 78871,5004 78883,5002 78905,4998 78930,4997 78964,4982 78980,4980 79013,4970 79069,4973 79090,4980 79110,4981 79126,4986 79142,4996 79169,5002 79197,5013 79203,5012 79229,5020 79284,5019 79300,5013 79323,5013 79347,5016 79367,5005 79436,4984 79470,4983 79499,4977 79557,4979 79572,4985 79608,4993 79632,5005 79653,5008 79675,5020 79679,5019 79717,5022 79742,5020 79764,5022 79788,5022 79847,5012 79869,5005 79906,4994 79920,4993 79944,4982 79989,4979 80015,4977 80043,4982 80070,4982 80102,4995 80124,5003 80169,5020 80191,5021 80212,5024 80226,5022 80264,5023 80288,5013 80341,5015 80347,5012 80376,5009 80402,5000 80491,4975 80515,4976 80538,4981 80560,4985 80594,5001 80602,5001 80675,5021 80700,5020 80718,5024 80754,5021 80862,5017 80894,5029 80951,5026 80965,5022 80977,5025 81058,5022 81074,5023 81096,5020 81107,5025 81175,5023 81218,5005 81220,5005 81254,4991 81273,4987 81305,4977 81364,4980 81412,4995 81441,5008 81459,5011 81506,5023 81542,5024 81550,5021 81576,5023 81621,5020 81641,5019 81649,5022 81676,5017 81706,5012 81734,5012 81767,5009 81777,5012 81807,5013 81834,5018 81852,5020 81886,5030 81915,5029 81943,5030 81983,5029 81988,5030 82044,5029 82069,5030 82162,5018 82305,4998 82399,4998 82411,5002 82425,5002 82437,5001 82476,5007 82488,5005 82520,5003 82534,5003 82571,4999 82597,4996 82619,4993 82642,4993 82664,4987 82672,4985 82692,4985 82719,4978 82773,4981 82789,4986 82858,4998 82862,4998 82901,5010 82931,5013 82949,5020 82972,5017 83071,5015 83083,5010 83101,5012 83124,5013 83150,5010 83170,5017 83182,5017 83207,5015 83223,5019 83239,5015 83257,5016 83277,5016 83304,5016 83322,5020 83336,5018 83365,5023 83395,5027 83431,5019 83437,5018 83466,5005 83494,5002 83531,4995 83581,4991 83601,4997 83624,5003 83648,5009 83666,5016 83676,5015 83723,5023 83737,5020 83757,5024 83853,5023 83919,5008 83984,5011 84019,5020 84037,5030 84039,5029 84104,5028 84122,5022 84144,5021 84227,5023 84243,5025 84278,5021 84306,5018 84332,5013 84393,5010 84411,5009 84436,5001 84454,5000 84486,4990 84543,4993 84569,5003 84602,5004 84612,5006 84654,4996 84681,4990 84703,4987 84723,4989 84758,4990 84772,4993 84778,4995 84796,4996 84863,5004 84891,5011 84910,5010 84936,5019 84970,5018 84995,5020 85007,5017 85041,5019 85055,5022 85084,5017 85110,5020 85145,5017 85173,5015 85203,5010 85309,5030 85394,5009 85420,4998 85509,4984 85533,4985 85548,4991 85568,4990 85614,5000 85635,4999 85732,5006 85936,4964 85971,4968 85989,4966 86001,4968 86027,4976 86040,4977 86098,4986 86106,4983 86135,4986 86153,4979 86157,4980 86177,4978 86200,4979 86212,4975 86285,4978 86303,4984 86331,4994 86349,5000 86368,5007 86394,5015 86412,5022 86430,5024 86459,5024 86485,5017 86511,5015 86524,5012 86576,5008 86627,5011 86667,5018 86704,5022 86724,5028 86890,5027 86912,5024 86969,5030 87028,5021 87048,5017 87056,5015 87089,5018 87113,5020 87143,5017 87234,5009 87281,4999 87297,4998 87315,4993 87382,4977 87409,4974 87437,4966 87459,4967 87461,4965 87494,4964 87512,4967 87516,4965 87546,4967 87577,4974 87591,4974 87621,4984 87680,5000 87694,5000 87724,5007 87741,5005 87787,5015 87816,5012 87820,5015 87852,5011 87886,5007 87890,5009 87909,5007 88002,5017 88026,5012 88054,5009 88081,5001 88101,5002 88127,5005 88164,5008 88174,5011 88200,5008 88229,5007 88255,5001 88298,5001 88320,5001 88338,5005 88364,5002 88383,5007 88401,5007 88447,5016 88522,5023 88538,5020 88559,5021 88581,5024 88597,5021 88615,5020 88642,5022 88670,5025 88676,5025 88719,5016 88733,5017 88757,5013 88840,5006 88867,5005 88901,5003 88917,5005 88933,5001 89059,5004 89079,5013 89168,5013 89186,5019 89195,5017 89235,5020 89247,5015 89249,5017 89375,5000 89393,5002 89419,4996 89482,4998 89510,5005 89531,5007 89563,5017 89596,5019 89606,5019 89632,5018 89644,5020 89660,5020 89685,5022 89709,5028 89745,5030 89764,5030 90088,5027 90092,5023 90187,4998 90213,5001 90227,5006 90252,5008 90268,5015 90294,5012 90310,5015 90337,5019 90371,5021 90412,5022 90436,5012 90580,5002 90600,4994 90626,4992 90642,4990 90667,4982 90728,4983 90750,4990 90772,4990 90792,4998 90894,5012 90912,5019 90930,5020 90948,5022 90958,5024 90993,5020 91037,5020 91062,5017 91088,5020 91096,5020 91112,5013 91139,5016 91157,5016 91207,5017 91212,5016 91250,5017">
          <text:p/>
        </draw:polyline>
        <draw:frame draw:style-name="gr18" draw:text-style-name="P12" draw:layer="layout" svg:width="2.868cm" svg:height="0.937cm" svg:x="2.987cm" svg:y="6.063cm">
          <draw:text-box>
            <text:p>Pressure</text:p>
          </draw:text-box>
        </draw:frame>
        <draw:frame draw:style-name="gr19" draw:text-style-name="P12" draw:layer="layout" svg:width="2.258cm" svg:height="0.937cm" svg:x="2.987cm" svg:y="3.75cm">
          <draw:text-box>
            <text:p>A-Acc</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01.6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9-02T13:23:55.743941556</dc:date>
    <meta:editing-duration>PT2M29S</meta:editing-duration>
    <meta:editing-cycles>1</meta:editing-cycles>
    <meta:document-statistic meta:object-count="199"/>
    <meta:generator>LibreOffice/24.2.4.2$MacOSX_AARCH64 LibreOffice_project/51a6219feb6075d9a4c46691dcfe0cd9c4fff3c2</meta:generator>
  </office:meta>
</office:document-meta>
</file>